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956cm" fo:min-width="0.706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8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4.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094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1.008cm" fo:min-width="0.758cm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000000" draw:textarea-vertical-align="middle" draw:auto-grow-height="false" fo:min-height="0.933cm" fo:min-width="0.757cm"/>
    </style:style>
    <style:style style:name="gr14" style:family="graphic" style:parent-style-name="standard">
      <style:graphic-properties svg:stroke-color="#000000" draw:fill-color="#000000" draw:textarea-vertical-align="middle" draw:auto-grow-height="false" fo:min-height="0.973cm" fo:min-width="0.7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62cm"/>
    </style:style>
    <style:style style:name="gr17" style:family="graphic" style:parent-style-name="standard">
      <style:graphic-properties draw:stroke="none" draw:fill="none" fo:min-height="9.598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2" style:family="graphic" style:parent-style-name="standard">
      <style:graphic-properties draw:stroke="solid" svg:stroke-color="#ffffff" draw:fill="non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13.1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968cm"/>
    </style:style>
    <style:style style:name="gr27" style:family="graphic" style:parent-style-name="objectwithoutfill">
      <style:graphic-properties draw:stroke="dash" draw:stroke-dash="Fine_20_Dashed" svg:stroke-width="0.081cm" svg:stroke-color="#dfdfd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solid" draw:fill-color="#dfdfdf" draw:textarea-horizontal-align="justify" draw:textarea-vertical-align="middle" draw:auto-grow-height="false" fo:min-height="0.899cm" fo:min-width="0.649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2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149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0.917cm" fo:min-width="0.7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022cm"/>
    </style:style>
    <style:style style:name="gr34" style:family="graphic" style:parent-style-name="standard">
      <style:graphic-properties svg:stroke-color="#000000" draw:fill-color="#000000" draw:textarea-vertical-align="middle" draw:auto-grow-height="false" fo:min-height="0.917cm" fo:min-width="0.741cm"/>
    </style:style>
    <style:style style:name="gr35" style:family="graphic" style:parent-style-name="standard">
      <style:graphic-properties svg:stroke-color="#000000" draw:fill-color="#000000" draw:textarea-vertical-align="middle" draw:auto-grow-height="false" fo:min-height="0.918cm" fo:min-width="0.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.0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536cm"/>
    </style:style>
    <style:style style:name="gr38" style:family="graphic" style:parent-style-name="standard">
      <style:graphic-properties svg:stroke-color="#000000" draw:fill-color="#000000" draw:textarea-vertical-align="middle" draw:auto-grow-height="false" fo:min-height="0.918cm" fo:min-width="0.74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0.4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fdfdf"/>
      <style:paragraph-properties fo:text-align="center" style:writing-mode="lr-tb"/>
      <style:text-properties fo:font-style="italic"/>
    </style:style>
    <style:style style:name="P3" style:family="paragraph">
      <loext:graphic-properties draw:fill="none"/>
      <style:paragraph-properties fo:text-align="center"/>
      <style:text-properties fo:font-style="italic"/>
    </style:style>
    <style:style style:name="P4" style:family="paragraph">
      <loext:graphic-properties draw:fill="none" draw:fill-color="#ffffff"/>
      <style:paragraph-properties style:writing-mode="lr-tb"/>
      <style:text-properties fo:font-style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000000"/>
      <style:paragraph-properties fo:text-align="center"/>
      <style:text-properties fo:font-style="italic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dfdfdf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tyle="italic"/>
    </style:style>
    <style:style style:name="P14" style:family="paragraph">
      <style:text-properties fo:font-style="italic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weight="normal" style:font-weight-asian="normal" style:font-weight-complex="normal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24pt" fo:font-style="italic" style:font-size-asian="24pt" style:font-size-complex="24pt"/>
    </style:style>
    <style:style style:name="T2" style:family="text">
      <style:text-properties style:text-position="-33% 58%" fo:font-size="24pt" fo:font-style="italic" style:font-size-asian="24pt" style:font-size-complex="24pt"/>
    </style:style>
    <style:style style:name="T3" style:family="text">
      <style:text-properties fo:font-size="15pt" fo:font-style="italic" style:font-size-asian="15pt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text-position="-33% 58%" fo:font-size="15pt" fo:font-style="italic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text-position="-33% 58%"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-33% 58%" fo:font-size="15pt" style:font-size-asian="15pt" style:font-size-complex="15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1.778cm" svg:height="1.778cm" svg:x="3.302cm" svg:y="6.35cm">
          <text:p text:style-name="P1"><text:span text:style-name="T1">s</text:span><text:span text:style-name="T2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902cm" svg:y1="3.556cm" svg:x2="3.29cm" svg:y2="3.556cm">
          <text:p/>
        </draw:line>
        <draw:connector draw:style-name="gr2" draw:text-style-name="P3" draw:layer="layout" draw:type="curve" svg:x1="3.55cm" svg:y1="4.212cm" svg:x2="3.562cm" svg:y2="6.61cm" draw:start-shape="id1" draw:start-glue-point="7" draw:end-shape="id2" draw:end-glue-point="5" svg:d="M3550 4212c0 1800 12 601 12 2398" svg:viewBox="0 0 13 2399">
          <text:p/>
        </draw:connector>
        <draw:connector draw:style-name="gr2" draw:text-style-name="P3" draw:layer="layout" draw:type="curve" svg:x1="4.82cm" svg:y1="6.61cm" svg:x2="4.808cm" svg:y2="4.212cm" draw:start-shape="id2" draw:start-glue-point="11" draw:end-shape="id1" draw:end-glue-point="9" svg:d="M4820 6610c0-1797-12-598-12-2398" svg:viewBox="0 0 13 2399">
          <text:p/>
        </draw:connector>
        <draw:frame draw:style-name="gr3" draw:text-style-name="P4" draw:layer="layout" svg:width="0.68cm" svg:height="0.962cm" svg:x="2.882cm" svg:y="4.88cm">
          <draw:text-box>
            <text:p><text:span text:style-name="T3">t</text:span></text:p>
          </draw:text-box>
        </draw:frame>
        <draw:frame draw:style-name="gr3" draw:text-style-name="P4" draw:layer="layout" svg:width="0.68cm" svg:height="0.962cm" svg:x="4.782cm" svg:y="4.88cm">
          <draw:text-box>
            <text:p><text:span text:style-name="T3">t</text:span></text:p>
          </draw:text-box>
        </draw:frame>
        <draw:frame draw:style-name="gr4" draw:text-style-name="P6" draw:layer="layout" svg:width="2.53cm" svg:height="1.319cm" svg:x="2.89cm" svg:y="1.375cm">
          <draw:text-box>
            <text:p text:style-name="P5"><text:span text:style-name="T4">St</text:span><text:span text:style-name="T4">art</text:span><text:span text:style-name="T4">: </text:span><text:span text:style-name="T4">w</text:span><text:span text:style-name="T4">or</text:span><text:span text:style-name="T4">ke</text:span><text:span text:style-name="T4">r</text:span></text:p>
            <text:p text:style-name="P5"><text:span text:style-name="T4">in </text:span><text:span text:style-name="T4">Ar</text:span><text:span text:style-name="T4">ea </text:span><text:span text:style-name="T4">1, </text:span><text:span text:style-name="T4">no</text:span></text:p>
            <text:p text:style-name="P5"><text:span text:style-name="T4">pa</text:span><text:span text:style-name="T4">rts </text:span><text:span text:style-name="T4">ta</text:span><text:span text:style-name="T4">ke</text:span><text:span text:style-name="T4">n</text:span></text:p>
          </draw:text-box>
        </draw:frame>
        <draw:frame draw:style-name="gr5" draw:text-style-name="P7" draw:layer="layout" svg:width="3.05cm" svg:height="0.963cm" svg:x="2.794cm" svg:y="8.382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r</text:span><text:span text:style-name="T4">ea </text:span><text:span text:style-name="T4">2, </text:span></text:p>
            <text:p><text:span text:style-name="T4">no </text:span><text:span text:style-name="T4">pa</text:span><text:span text:style-name="T4">rts </text:span><text:span text:style-name="T4">ta</text:span><text:span text:style-name="T4">ke</text:span><text:span text:style-name="T4">n</text:span></text:p>
          </draw:text-box>
        </draw:frame>
        <draw:frame draw:style-name="gr6" draw:text-style-name="P7" draw:layer="layout" svg:width="4.616cm" svg:height="3.811cm" svg:x="8.592cm" svg:y="8.479cm">
          <draw:text-box>
            <text:p><text:span text:style-name="T4">W</text:span><text:span text:style-name="T4">o</text:span><text:span text:style-name="T4">r</text:span><text:span text:style-name="T4">k</text:span><text:span text:style-name="T4">e</text:span><text:span text:style-name="T4">r </text:span><text:span text:style-name="T4">i</text:span><text:span text:style-name="T4">n</text:span><text:span text:style-name="T4"> </text:span><text:span text:style-name="T4">A</text:span><text:span text:style-name="T4">2</text:span><text:span text:style-name="T4">, </text:span></text:p>
            <text:p><text:span text:style-name="T4">p</text:span><text:span text:style-name="T4">a</text:span><text:span text:style-name="T4">r</text:span><text:span text:style-name="T4">t</text:span><text:span text:style-name="T4">s </text:span><text:span text:style-name="T4">t</text:span><text:span text:style-name="T4">a</text:span><text:span text:style-name="T4">k</text:span><text:span text:style-name="T4">e</text:span><text:span text:style-name="T4">n</text:span></text:p>
            <text:p><text:span text:style-name="T5"/></text:p>
            <text:p><text:span text:style-name="T5">(</text:span><text:span text:style-name="T5">n</text:span><text:span text:style-name="T5">o</text:span><text:span text:style-name="T5">t</text:span><text:span text:style-name="T5">e</text:span><text:span text:style-name="T5">: </text:span><text:span text:style-name="T5">W</text:span><text:span text:style-name="T5">e</text:span><text:span text:style-name="T5"> </text:span><text:span text:style-name="T5">a</text:span><text:span text:style-name="T5">s</text:span><text:span text:style-name="T5">s</text:span><text:span text:style-name="T5">u</text:span><text:span text:style-name="T5">m</text:span><text:span text:style-name="T5">e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h</text:span><text:span text:style-name="T5">e</text:span><text:span text:style-name="T5"> </text:span><text:span text:style-name="T5">w</text:span><text:span text:style-name="T5">o</text:span><text:span text:style-name="T5">r</text:span><text:span text:style-name="T5">k</text:span><text:span text:style-name="T5">e</text:span><text:span text:style-name="T5">r </text:span><text:span text:style-name="T5">m</text:span><text:span text:style-name="T5">u</text:span><text:span text:style-name="T5">s</text:span><text:span text:style-name="T5">t </text:span><text:span text:style-name="T5">o</text:span><text:span text:style-name="T5">n</text:span><text:span text:style-name="T5">l</text:span><text:span text:style-name="T5">y </text:span><text:span text:style-name="T5">r</text:span><text:span text:style-name="T5">e</text:span><text:span text:style-name="T5">a</text:span><text:span text:style-name="T5">c</text:span><text:span text:style-name="T5">h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 </text:span><text:span text:style-name="T5">o</text:span><text:span text:style-name="T5">n</text:span><text:span text:style-name="T5">c</text:span><text:span text:style-name="T5">e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t</text:span><text:span text:style-name="T5">e</text:span><text:span text:style-name="T5">i</text:span><text:span text:style-name="T5">v</text:span><text:span text:style-name="T5">e</text:span><text:span text:style-name="T5">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text:span text:style-name="T5"> </text:span><text:span text:style-name="T5">p</text:span><text:span text:style-name="T5">a</text:span><text:span text:style-name="T5">r</text:span><text:span text:style-name="T5">t</text:span><text:span text:style-name="T5">s </text:span><text:span text:style-name="T5">f</text:span><text:span text:style-name="T5">o</text:span><text:span text:style-name="T5">r </text:span><text:span text:style-name="T5">a</text:span><text:span text:style-name="T5">ll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t</text:span><text:span text:style-name="T5">e</text:span><text:span text:style-name="T5">p</text:span><text:span text:style-name="T5">s 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a</text:span><text:span text:style-name="T5">t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s </text:span><text:span text:style-name="T5">a</text:span><text:span text:style-name="T5">r</text:span><text:span text:style-name="T5">e</text:span><text:span text:style-name="T5"> </text:span><text:span text:style-name="T5">n</text:span><text:span text:style-name="T5">o</text:span><text:span text:style-name="T5">t </text:span><text:span text:style-name="T5">p</text:span><text:span text:style-name="T5">u</text:span><text:span text:style-name="T5">t </text:span><text:span text:style-name="T5">b</text:span><text:span text:style-name="T5">a</text:span><text:span text:style-name="T5">c</text:span><text:span text:style-name="T5">k </text:span><text:span text:style-name="T5"><text:s/>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.</text:span><text:span text:style-name="T5">)</text:span></text:p>
          </draw:text-box>
        </draw:frame>
        <draw:custom-shape draw:style-name="gr1" draw:text-style-name="P2" xml:id="id3" draw:id="id3" draw:layer="layout" svg:width="1.778cm" svg:height="1.778cm" svg:x="8.89cm" svg:y="6.35cm">
          <text:p text:style-name="P1"><text:span text:style-name="T1">s</text:span><text:span text:style-name="T2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08cm" svg:y1="7.239cm" svg:x2="8.89cm" svg:y2="7.239cm" draw:start-shape="id2" draw:end-shape="id3" svg:d="M5080 7239h3810" svg:viewBox="0 0 3811 1">
          <text:p/>
        </draw:connector>
        <draw:frame draw:style-name="gr7" draw:text-style-name="P4" draw:layer="layout" svg:width="1.137cm" svg:height="0.966cm" svg:x="6.096cm" svg:y="6.366cm">
          <draw:text-box>
            <text:p><text:span text:style-name="T3">r</text:span><text:span text:style-name="T6">P</text:span></text:p>
          </draw:text-box>
        </draw:frame>
        <draw:frame draw:style-name="gr8" draw:text-style-name="P7" draw:layer="layout" svg:width="3.326cm" svg:height="1.319cm" svg:x="12.916cm" svg:y="8.336cm">
          <draw:text-box>
            <text:p><text:span text:style-name="T4">Work</text:span><text:span text:style-name="T4">er in </text:span><text:span text:style-name="T4">A1, </text:span></text:p>
            <text:p><text:span text:style-name="T4">parts </text:span><text:span text:style-name="T4">taken</text:span></text:p>
            <text:p><text:span text:style-name="T4">(read</text:span><text:span text:style-name="T4">y to </text:span><text:span text:style-name="T4">asse</text:span><text:span text:style-name="T4">mble)</text:span></text:p>
          </draw:text-box>
        </draw:frame>
        <draw:connector draw:style-name="gr2" draw:text-style-name="P3" draw:layer="layout" draw:type="curve" svg:x1="10.408cm" svg:y1="7.868cm" svg:x2="13.918cm" svg:y2="7.868cm" draw:start-shape="id3" draw:start-glue-point="9" draw:end-shape="id4" draw:end-glue-point="7" svg:d="M10408 7868h3510" svg:viewBox="0 0 3511 1">
          <text:p/>
        </draw:connector>
        <draw:connector draw:style-name="gr2" draw:text-style-name="P3" draw:layer="layout" draw:type="curve" svg:x1="13.918cm" svg:y1="6.61cm" svg:x2="10.408cm" svg:y2="6.61cm" draw:start-shape="id4" draw:start-glue-point="5" draw:end-shape="id3" draw:end-glue-point="11" svg:d="M13918 6610h-3510" svg:viewBox="0 0 3511 1">
          <text:p/>
        </draw:connector>
        <draw:custom-shape draw:style-name="gr1" draw:text-style-name="P2" xml:id="id6" draw:id="id6" draw:layer="layout" svg:width="1.778cm" svg:height="1.778cm" svg:x="8.948cm" svg:y="2.694cm">
          <text:p text:style-name="P1"><text:span text:style-name="T1">s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08cm" svg:height="3.556cm" svg:x="13.208cm" svg:y="1.524cm">
          <draw:text-box>
            <text:p text:style-name="P5"><text:span text:style-name="T4">Worke</text:span><text:span text:style-name="T4">r in </text:span><text:span text:style-name="T4">A1,</text:span></text:p>
            <text:p text:style-name="P5"><text:span text:style-name="T4">robot </text:span><text:span text:style-name="T4">activat</text:span><text:span text:style-name="T4">ed</text:span></text:p>
          </draw:text-box>
        </draw:frame>
        <draw:frame draw:style-name="gr10" draw:text-style-name="P6" draw:layer="layout" svg:width="4.828cm" svg:height="1.319cm" svg:x="8.888cm" svg:y="1.375cm">
          <draw:text-box>
            <text:p text:style-name="P5"><text:span text:style-name="T4">Assembly</text:span></text:p>
            <text:p text:style-name="P5"><text:span text:style-name="T4">sequence</text:span></text:p>
            <text:p text:style-name="P5"><text:span text:style-name="T4">ended</text:span></text:p>
          </draw:text-box>
        </draw:frame>
        <draw:frame draw:style-name="gr3" draw:text-style-name="P4" draw:layer="layout" svg:width="0.68cm" svg:height="0.962cm" svg:x="11.684cm" svg:y="5.896cm">
          <draw:text-box>
            <text:p><text:span text:style-name="T3">t</text:span></text:p>
          </draw:text-box>
        </draw:frame>
        <draw:frame draw:style-name="gr3" draw:text-style-name="P4" draw:layer="layout" svg:width="0.68cm" svg:height="0.962cm" svg:x="11.684cm" svg:y="7.717cm">
          <draw:text-box>
            <text:p><text:span text:style-name="T3">t</text:span></text:p>
          </draw:text-box>
        </draw:frame>
        <draw:frame draw:style-name="gr11" draw:text-style-name="P4" draw:layer="layout" svg:width="1.594cm" svg:height="0.966cm" svg:x="16.122cm" svg:y="7.366cm">
          <draw:text-box>
            <text:p><text:span text:style-name="T3">r</text:span><text:span text:style-name="T6">C</text:span><text:span text:style-name="T3">, r</text:span><text:span text:style-name="T6">H</text:span></text:p>
          </draw:text-box>
        </draw:frame>
        <draw:custom-shape draw:style-name="gr12" draw:text-style-name="P2" xml:id="id1" draw:id="id1" draw:layer="layout" svg:width="1.778cm" svg:height="1.778cm" svg:x="3.29cm" svg:y="2.694cm">
          <text:p text:style-name="P1"><text:span text:style-name="T1">s</text:span><text:span text:style-name="T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78cm" svg:height="1.778cm" svg:x="13.658cm" svg:y="6.35cm">
          <text:p text:style-name="P1"><text:span text:style-name="T1">s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8cm" svg:height="1.778cm" svg:x="13.648cm" svg:y="2.694cm">
          <text:p text:style-name="P1"><text:span text:style-name="T1">s’</text:span><text:span text:style-name="T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256cm" svg:height="1.182cm" draw:transform="skewX (0.00767944870877495) rotate (-2.15879775179179) translate (16.682cm 6.93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8" draw:layer="layout" svg:width="1.298cm" svg:height="1.222cm" draw:transform="rotate (-1.9074703395046) translate (16.559cm 2.73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2" draw:text-style-name="P3" draw:layer="layout" draw:type="curve" svg:x1="14.547cm" svg:y1="6.35cm" svg:x2="14.537cm" svg:y2="4.472cm" draw:start-shape="id4" draw:start-glue-point="4" draw:end-shape="id5" draw:end-glue-point="8" svg:d="M14547 6350c0-1407-10-468-10-1878" svg:viewBox="0 0 11 1879">
          <text:p/>
        </draw:connector>
        <draw:frame draw:style-name="gr15" draw:text-style-name="P4" draw:layer="layout" svg:width="1.15cm" svg:height="0.962cm" svg:x="14.547cm" svg:y="5.08cm">
          <draw:text-box>
            <text:p><text:span text:style-name="T3">pB</text:span></text:p>
          </draw:text-box>
        </draw:frame>
        <draw:connector draw:style-name="gr2" draw:text-style-name="P3" draw:layer="layout" draw:type="curve" svg:x1="13.648cm" svg:y1="3.583cm" svg:x2="10.726cm" svg:y2="3.583cm" draw:start-shape="id5" draw:start-glue-point="6" draw:end-shape="id6" svg:d="M13648 3583h-2922" svg:viewBox="0 0 2923 1">
          <text:p/>
        </draw:connector>
        <draw:connector draw:style-name="gr2" draw:text-style-name="P3" draw:layer="layout" draw:type="curve" svg:x1="14.547cm" svg:y1="6.35cm" svg:x2="9.837cm" svg:y2="4.472cm" draw:start-shape="id4" draw:start-glue-point="4" draw:end-shape="id6" svg:d="M14547 6350c0-1407-4710-468-4710-1878" svg:viewBox="0 0 4711 1879">
          <text:p/>
        </draw:connector>
        <draw:frame draw:style-name="gr16" draw:text-style-name="P4" draw:layer="layout" svg:width="1.162cm" svg:height="0.966cm" svg:x="11.647cm" svg:y="4.58cm">
          <draw:text-box>
            <text:p><text:span text:style-name="T3">m</text:span><text:span text:style-name="T6">C</text:span></text:p>
          </draw:text-box>
        </draw:frame>
        <draw:connector draw:style-name="gr2" draw:text-style-name="P3" draw:layer="layout" draw:type="curve" svg:x1="5.068cm" svg:y1="3.583cm" svg:x2="8.948cm" svg:y2="3.583cm" draw:start-shape="id1" draw:start-glue-point="10" draw:end-shape="id6" draw:end-glue-point="6" svg:d="M5068 3583h3880" svg:viewBox="0 0 3881 1">
          <text:p/>
        </draw:connector>
        <draw:frame draw:style-name="gr7" draw:text-style-name="P4" draw:layer="layout" svg:width="1.137cm" svg:height="0.966cm" svg:x="6.096cm" svg:y="2.621cm">
          <draw:text-box>
            <text:p><text:span text:style-name="T3">p</text:span><text:span text:style-name="T6">B</text:span></text:p>
          </draw:text-box>
        </draw:frame>
        <draw:frame draw:style-name="gr11" draw:text-style-name="P4" draw:layer="layout" svg:width="1.594cm" svg:height="0.966cm" svg:x="16.122cm" svg:y="3.366cm">
          <draw:text-box>
            <text:p><text:span text:style-name="T3">r</text:span><text:span text:style-name="T6">C</text:span><text:span text:style-name="T3">, r</text:span><text:span text:style-name="T6">H</text:span></text:p>
          </draw:text-box>
        </draw:frame>
        <draw:frame draw:style-name="gr17" draw:text-style-name="P9" draw:layer="layout" svg:width="8.382cm" svg:height="9.848cm" svg:x="18.796cm" svg:y="1.27cm">
          <draw:text-box>
            <text:p><text:span text:style-name="T7">Co</text:span><text:span text:style-name="T7">mm</text:span><text:span text:style-name="T7">ent</text:span><text:span text:style-name="T7">s:</text:span></text:p>
            <text:list text:style-name="L1">
              <text:list-item>
                <text:p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u</text:span><text:span text:style-name="T8">t</text:span><text:span text:style-name="T8">t</text:span><text:span text:style-name="T8">o</text:span><text:span text:style-name="T8">n</text:span><text:span text:style-name="T8"> </text:span><text:span text:style-name="T8">i</text:span><text:span text:style-name="T8">n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9">s</text:span><text:span text:style-name="T10">A</text:span><text:span text:style-name="T10">1</text:span><text:span text:style-name="T10">N</text:span><text:span text:style-name="T8"> </text:span><text:span text:style-name="T8">l</text:span><text:span text:style-name="T8">e</text:span><text:span text:style-name="T8">a</text:span><text:span text:style-name="T8">d</text:span><text:span text:style-name="T8">s</text:span><text:span text:style-name="T8"> </text:span><text:span text:style-name="T8">t</text:span><text:span text:style-name="T8">o</text:span><text:span text:style-name="T8"> </text:span><text:span text:style-name="T8">p</text:span><text:span text:style-name="T8">r</text:span><text:span text:style-name="T8">e</text:span><text:span text:style-name="T8">m</text:span><text:span text:style-name="T8">a</text:span><text:span text:style-name="T8">t</text:span><text:span text:style-name="T8">u</text:span><text:span text:style-name="T8">r</text:span><text:span text:style-name="T8">e</text:span><text:span text:style-name="T8"> </text:span><text:span text:style-name="T8">a</text:span><text:span text:style-name="T8">c</text:span><text:span text:style-name="T8">i</text:span><text:span text:style-name="T8">t</text:span><text:span text:style-name="T8">i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 </text:span><text:span text:style-name="T8">t</text:span><text:span text:style-name="T8">h</text:span><text:span text:style-name="T8">e</text:span><text:span text:style-name="T8"> </text:span><text:span text:style-name="T8">r</text:span><text:span text:style-name="T8">o</text:span><text:span text:style-name="T8">b</text:span><text:span text:style-name="T8">o</text:span><text:span text:style-name="T8">t</text:span><text:span text:style-name="T8">, </text:span><text:span text:style-name="T8">i</text:span><text:span text:style-name="T8">.</text:span><text:span text:style-name="T8">e</text:span><text:span text:style-name="T8">. </text:span><text:span text:style-name="T8">t</text:span><text:span text:style-name="T8">h</text:span><text:span text:style-name="T8">e</text:span><text:span text:style-name="T8"> </text:span><text:span text:style-name="T8">r</text:span><text:span text:style-name="T8">o</text:span><text:span text:style-name="T8">b</text:span><text:span text:style-name="T8">o</text:span><text:span text:style-name="T8">t </text:span><text:span text:style-name="T8">m</text:span><text:span text:style-name="T8">o</text:span><text:span text:style-name="T8">u</text:span><text:span text:style-name="T8">n</text:span><text:span text:style-name="T8">t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g</text:span><text:span text:style-name="T8">e</text:span><text:span text:style-name="T8">a</text:span><text:span text:style-name="T8">r</text:span><text:span text:style-name="T8">w</text:span><text:span text:style-name="T8">e</text:span><text:span text:style-name="T8">e</text:span><text:span text:style-name="T8">h</text:span><text:span text:style-name="T8">l </text:span><text:span text:style-name="T8">b</text:span><text:span text:style-name="T8">e</text:span><text:span text:style-name="T8">f</text:span><text:span text:style-name="T8">o</text:span><text:span text:style-name="T8">r</text:span><text:span text:style-name="T8">e</text:span><text:span text:style-name="T8"> </text:span><text:span text:style-name="T8">a</text:span><text:span text:style-name="T8">n</text:span><text:span text:style-name="T8">y</text:span><text:span text:style-name="T8"> </text:span><text:span text:style-name="T8">p</text:span><text:span text:style-name="T8">a</text:span><text:span text:style-name="T8">r</text:span><text:span text:style-name="T8">t</text:span><text:span text:style-name="T8">s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b</text:span><text:span text:style-name="T8">e</text:span><text:span text:style-name="T8">e</text:span><text:span text:style-name="T8">b</text:span><text:span text:style-name="T8"> </text:span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e</text:span><text:span text:style-name="T8">d</text:span><text:span text:style-name="T8">. </text:span><text:span text:style-name="T8">S</text:span><text:span text:style-name="T8">i</text:span><text:span text:style-name="T8">n</text:span><text:span text:style-name="T8">c</text:span><text:span text:style-name="T8">e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m</text:span><text:span text:style-name="T8">a</text:span><text:span text:style-name="T8">k</text:span><text:span text:style-name="T8">e</text:span><text:span text:style-name="T8">s</text:span><text:span text:style-name="T8"> 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 </text:span><text:span text:style-name="T8">t</text:span><text:span text:style-name="T8">h</text:span><text:span text:style-name="T8">e</text:span><text:span text:style-name="T8"> </text:span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 </text:span><text:span text:style-name="T8">i</text:span><text:span text:style-name="T8">m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, </text:span><text:span text:style-name="T8">t</text:span><text:span text:style-name="T8">h</text:span><text:span text:style-name="T8">e</text:span><text:span text:style-name="T8"> </text:span><text:span text:style-name="T8">F</text:span><text:span text:style-name="T8">S</text:span><text:span text:style-name="T8">M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d</text:span><text:span text:style-name="T8">i</text:span><text:span text:style-name="T8">r</text:span><text:span text:style-name="T8">e</text:span><text:span text:style-name="T8">c</text:span><text:span text:style-name="T8">t</text:span><text:span text:style-name="T8">l</text:span><text:span text:style-name="T8">y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n</text:span><text:span text:style-name="T8">d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9">s</text:span><text:span text:style-name="T10">E</text:span><text:span text:style-name="T8">; </text:span><text:span text:style-name="T8">t</text:span><text:span text:style-name="T8">h</text:span><text:span text:style-name="T8">e</text:span><text:span text:style-name="T8"> </text:span><text:span text:style-name="T8">w</text:span><text:span text:style-name="T8">o</text:span><text:span text:style-name="T8">r</text:span><text:span text:style-name="T8">k</text:span><text:span text:style-name="T8">f</text:span><text:span text:style-name="T8">l</text:span><text:span text:style-name="T8">o</text:span><text:span text:style-name="T8">w</text:span><text:span text:style-name="T8"> </text:span><text:span text:style-name="T8">i</text:span><text:span text:style-name="T8">s</text:span><text:span text:style-name="T8"> </text:span><text:span text:style-name="T8">t</text:span><text:span text:style-name="T8">e</text:span><text:span text:style-name="T8">r</text:span><text:span text:style-name="T8">m</text:span><text:span text:style-name="T8">i</text:span><text:span text:style-name="T8">n</text:span><text:span text:style-name="T8">a</text:span><text:span text:style-name="T8">t</text:span><text:span text:style-name="T8">e</text:span><text:span text:style-name="T8">d</text:span><text:span text:style-name="T8"> </text:span><text:span text:style-name="T8">e</text:span><text:span text:style-name="T8">a</text:span><text:span text:style-name="T8">r</text:span><text:span text:style-name="T8">l</text:span><text:span text:style-name="T8">y</text:span><text:span text:style-name="T8">. </text:span></text:p>
              </text:list-item>
              <text:list-item>
                <text:p><text:span text:style-name="T8">T</text:span><text:span text:style-name="T8">h</text:span><text:span text:style-name="T8">e</text:span><text:span text:style-name="T8"> </text:span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 </text:span><text:span text:style-name="T8">a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r</text:span><text:span text:style-name="T8">C</text:span><text:span text:style-name="T8">, </text:span><text:span text:style-name="T8">r</text:span><text:span text:style-name="T8">H</text:span><text:span text:style-name="T8"> </text:span><text:span text:style-name="T8">a</text:span><text:span text:style-name="T8">n</text:span><text:span text:style-name="T8">d</text:span><text:span text:style-name="T8"> </text:span><text:span text:style-name="T8">m</text:span><text:span text:style-name="T8">C</text:span><text:span text:style-name="T8"> </text:span><text:span text:style-name="T8">a</text:span><text:span text:style-name="T8">r</text:span><text:span text:style-name="T8">e</text:span><text:span text:style-name="T8"> </text:span><text:span text:style-name="T8">o</text:span><text:span text:style-name="T8">n</text:span><text:span text:style-name="T8">l</text:span><text:span text:style-name="T8">y</text:span><text:span text:style-name="T8"> 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 </text:span><text:span text:style-name="T9">a</text:span><text:span text:style-name="T9">f</text:span><text:span text:style-name="T9">t</text:span><text:span text:style-name="T9">e</text:span><text:span text:style-name="T9">r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a</text:span><text:span text:style-name="T8">r</text:span><text:span text:style-name="T8">t</text:span><text:span text:style-name="T8">s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b</text:span><text:span text:style-name="T8">e</text:span><text:span text:style-name="T8">e</text:span><text:span text:style-name="T8">n</text:span><text:span text:style-name="T8"> </text:span><text:span text:style-name="T8">r</text:span><text:span text:style-name="T8">e</text:span><text:span text:style-name="T8">t</text:span><text:span text:style-name="T8">r</text:span><text:span text:style-name="T8">i</text:span><text:span text:style-name="T8">e</text:span><text:span text:style-name="T8">v</text:span><text:span text:style-name="T8">e</text:span><text:span text:style-name="T8">d</text:span><text:span text:style-name="T8"> </text:span><text:span text:style-name="T8">(</text:span><text:span text:style-name="T8">i</text:span><text:span text:style-name="T8">.</text:span><text:span text:style-name="T8">e</text:span><text:span text:style-name="T8">.</text:span><text:span text:style-name="T8">, </text:span><text:span text:style-name="T8">a</text:span><text:span text:style-name="T8">f</text:span><text:span text:style-name="T8">t</text:span><text:span text:style-name="T8">e</text:span><text:span text:style-name="T8">r </text:span><text:span text:style-name="T9">r</text:span><text:span text:style-name="T10">P</text:span><text:span text:style-name="T8">)</text:span><text:span text:style-name="T8">.</text:span></text:p>
              </text:list-item>
              <text:list-item>
                <text:p><text:span text:style-name="T8">R</text:span><text:span text:style-name="T8">e</text:span><text:span text:style-name="T8">g</text:span><text:span text:style-name="T8">a</text:span><text:span text:style-name="T8">r</text:span><text:span text:style-name="T8">d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9">r</text:span><text:span text:style-name="T10">P</text:span><text:span text:style-name="T8">, </text:span><text:span text:style-name="T8">w</text:span><text:span text:style-name="T8">e</text:span><text:span text:style-name="T8"> </text:span><text:span text:style-name="T8">a</text:span><text:span text:style-name="T8">s</text:span><text:span text:style-name="T8">s</text:span><text:span text:style-name="T8">u</text:span><text:span text:style-name="T8">m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/text:p>
                <text:list>
                  <text:list-item>
                    <text:p><text:span text:style-name="T8">(</text:span><text:span text:style-name="T8">1</text:span><text:span text:style-name="T8">)</text:span><text:span text:style-name="T8"> </text:span><text:span text:style-name="T8">t</text:span><text:span text:style-name="T8">h</text:span><text:span text:style-name="T8">e</text:span><text:span text:style-name="T8"> </text:span><text:span text:style-name="T8">w</text:span><text:span text:style-name="T8">o</text:span><text:span text:style-name="T8">r</text:span><text:span text:style-name="T8">k</text:span><text:span text:style-name="T8">e</text:span><text:span text:style-name="T8">r</text:span><text:span text:style-name="T8"> </text:span><text:span text:style-name="T8">m</text:span><text:span text:style-name="T8">u</text:span><text:span text:style-name="T8">s</text:span><text:span text:style-name="T8">t</text:span><text:span text:style-name="T8"> </text:span><text:span text:style-name="T8">h</text:span><text:span text:style-name="T8">a</text:span><text:span text:style-name="T8">s</text:span><text:span text:style-name="T8"> </text:span><text:span text:style-name="T8">t</text:span><text:span text:style-name="T8">o</text:span><text:span text:style-name="T8"> </text:span><text:span text:style-name="T8">r</text:span><text:span text:style-name="T8">e</text:span><text:span text:style-name="T8">a</text:span><text:span text:style-name="T8">c</text:span><text:span text:style-name="T8">h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t</text:span><text:span text:style-name="T8">o</text:span><text:span text:style-name="T8">r</text:span><text:span text:style-name="T8">a</text:span><text:span text:style-name="T8">g</text:span><text:span text:style-name="T8">e</text:span><text:span text:style-name="T8"> </text:span><text:span text:style-name="T8">o</text:span><text:span text:style-name="T8">n</text:span><text:span text:style-name="T8">c</text:span><text:span text:style-name="T8">e</text:span><text:span text:style-name="T8"> </text:span><text:span text:style-name="T8">t</text:span><text:span text:style-name="T8">o</text:span><text:span text:style-name="T8"> </text:span><text:span text:style-name="T8">r</text:span><text:span text:style-name="T8">e</text:span><text:span text:style-name="T8">t</text:span><text:span text:style-name="T8">r</text:span><text:span text:style-name="T8">i</text:span><text:span text:style-name="T8">e</text:span><text:span text:style-name="T8">v</text:span><text:span text:style-name="T8">e</text:span><text:span text:style-name="T8"> </text:span><text:span text:style-name="T8">e</text:span><text:span text:style-name="T8">n</text:span><text:span text:style-name="T8">o</text:span><text:span text:style-name="T8">u</text:span><text:span text:style-name="T8">g</text:span><text:span text:style-name="T8">h</text:span><text:span text:style-name="T8"> </text:span><text:span text:style-name="T8">p</text:span><text:span text:style-name="T8">a</text:span><text:span text:style-name="T8">r</text:span><text:span text:style-name="T8">t</text:span><text:span text:style-name="T8">s</text:span></text:p>
                  </text:list-item>
                  <text:list-item>
                    <text:p><text:span text:style-name="T8">(</text:span><text:span text:style-name="T8">2</text:span><text:span text:style-name="T8">)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t</text:span><text:span text:style-name="T8">a</text:span><text:span text:style-name="T8">k</text:span><text:span text:style-name="T8">e</text:span><text:span text:style-name="T8">n</text:span><text:span text:style-name="T8"> </text:span><text:span text:style-name="T8">p</text:span><text:span text:style-name="T8">a</text:span><text:span text:style-name="T8">r</text:span><text:span text:style-name="T8">t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n</text:span><text:span text:style-name="T8">o</text:span><text:span text:style-name="T8">t</text:span><text:span text:style-name="T8"> </text:span><text:span text:style-name="T8">p</text:span><text:span text:style-name="T8">u</text:span><text:span text:style-name="T8">t</text:span><text:span text:style-name="T8"> </text:span><text:span text:style-name="T8">b</text:span><text:span text:style-name="T8">a</text:span><text:span text:style-name="T8">c</text:span><text:span text:style-name="T8">k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t</text:span><text:span text:style-name="T8">o</text:span><text:span text:style-name="T8">r</text:span><text:span text:style-name="T8">a</text:span><text:span text:style-name="T8">g</text:span><text:span text:style-name="T8">e</text:span><text:span text:style-name="T8"> </text:span><text:span text:style-name="T8">(</text:span><text:span text:style-name="T8">i</text:span><text:span text:style-name="T8">.</text:span><text:span text:style-name="T8">e</text:span><text:span text:style-name="T8">.</text:span><text:span text:style-name="T8"> </text:span><text:span text:style-name="T8">a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i</text:span><text:span text:style-name="T8">n</text:span><text:span text:style-name="T8">g</text:span><text:span text:style-name="T8"> </text:span><text:span text:style-name="T8">b</text:span><text:span text:style-name="T8">a</text:span><text:span text:style-name="T8">c</text:span><text:span text:style-name="T8">k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9">s</text:span><text:span text:style-name="T10">A</text:span><text:span text:style-name="T10">2</text:span><text:span text:style-name="T10">P</text:span><text:span text:style-name="T8"> </text:span><text:span text:style-name="T8">t</text:span><text:span text:style-name="T8">o</text:span><text:span text:style-name="T8"> </text:span><text:span text:style-name="T9">s</text:span><text:span text:style-name="T10">A</text:span><text:span text:style-name="T10">2</text:span><text:span text:style-name="T10">N</text:span><text:span text:style-name="T8"> </text:span><text:span text:style-name="T8">i</text:span><text:span text:style-name="T8">s</text:span><text:span text:style-name="T8"> </text:span><text:span text:style-name="T8">n</text:span><text:span text:style-name="T8">o</text:span><text:span text:style-name="T8">t</text:span><text:span text:style-name="T8"> 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)</text:span></text:p>
                  </text:list-item>
                </text:list>
              </text:list-item>
              <text:list-item>
                <text:p><text:span text:style-name="T8">M</text:span><text:span text:style-name="T8">o</text:span><text:span text:style-name="T8">u</text:span><text:span text:style-name="T8">n</text:span><text:span text:style-name="T8">t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v</text:span><text:span text:style-name="T8">e</text:span><text:span text:style-name="T8">r </text:span><text:span text:style-name="T8">(</text:span><text:span text:style-name="T8">m</text:span><text:span text:style-name="T8">C</text:span><text:span text:style-name="T8">) </text:span><text:span text:style-name="T8">a</text:span><text:span text:style-name="T8">l</text:span><text:span text:style-name="T8">s</text:span><text:span text:style-name="T8">o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e</text:span><text:span text:style-name="T8">r</text:span><text:span text:style-name="T8">m</text:span><text:span text:style-name="T8">i</text:span><text:span text:style-name="T8">n</text:span><text:span text:style-name="T8">a</text:span><text:span text:style-name="T8">l </text:span><text:span text:style-name="T8">s</text:span><text:span text:style-name="T8">t</text:span><text:span text:style-name="T8">a</text:span><text:span text:style-name="T8">t</text:span><text:span text:style-name="T8">e</text:span><text:span text:style-name="T8"> </text:span><text:span text:style-name="T9">s</text:span><text:span text:style-name="T10">E</text:span><text:span text:style-name="T8">, </text:span><text:span text:style-name="T8">a</text:span><text:span text:style-name="T8">s</text:span><text:span text:style-name="T8"> </text:span><text:span text:style-name="T8">n</text:span><text:span text:style-name="T8">o</text:span><text:span text:style-name="T8"> </text:span><text:span text:style-name="T8">f</text:span><text:span text:style-name="T8">u</text:span><text:span text:style-name="T8">r</text:span><text:span text:style-name="T8">t</text:span><text:span text:style-name="T8">h</text:span><text:span text:style-name="T8">e</text:span><text:span text:style-name="T8">r </text:span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 </text:span><text:span text:style-name="T8">s</text:span><text:span text:style-name="T8">t</text:span><text:span text:style-name="T8">e</text:span><text:span text:style-name="T8">p</text:span><text:span text:style-name="T8">s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e</text:span><text:span text:style-name="T8">d</text:span><text:span text:style-name="T8"> </text:span><text:span text:style-name="T8">a</text:span><text:span text:style-name="T8">f</text:span><text:span text:style-name="T8">t</text:span><text:span text:style-name="T8">e</text:span><text:span text:style-name="T8">r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v</text:span><text:span text:style-name="T8">e</text:span><text:span text:style-name="T8">r </text:span><text:span text:style-name="T8">i</text:span><text:span text:style-name="T8">s</text:span><text:span text:style-name="T8"> </text:span><text:span text:style-name="T8">m</text:span><text:span text:style-name="T8">o</text:span><text:span text:style-name="T8">u</text:span><text:span text:style-name="T8">n</text:span><text:span text:style-name="T8">t</text:span><text:span text:style-name="T8">e</text:span><text:span text:style-name="T8">d</text:span><text:span text:style-name="T8">.</text:span></text:p>
              </text:list-item>
            </text:list>
          </draw:text-box>
        </draw:frame>
        <draw:frame draw:style-name="gr16" draw:text-style-name="P4" draw:layer="layout" svg:width="1.162cm" svg:height="0.966cm" svg:x="11.648cm" svg:y="2.68cm">
          <draw:text-box>
            <text:p><text:span text:style-name="T3">m</text:span><text:span text:style-name="T6">C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1" xml:id="id8" draw:id="id8" draw:layer="layout" svg:width="1.778cm" svg:height="1.778cm" svg:x="3.302cm" svg:y="7.85cm">
          <text:p text:style-name="P1"><text:span text:style-name="T11">s</text:span><text:span text:style-name="T12">A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3.29cm" svg:y1="3.278cm" svg:x2="4.052cm" svg:y2="4.294cm">
          <text:p/>
        </draw:line>
        <draw:connector draw:style-name="gr2" draw:text-style-name="P12" draw:layer="layout" draw:type="curve" svg:x1="3.562cm" svg:y1="5.812cm" svg:x2="3.562cm" svg:y2="8.11cm" draw:start-shape="id7" draw:start-glue-point="7" draw:end-shape="id8" draw:end-glue-point="5" svg:d="M3562 5812v2298" svg:viewBox="0 0 1 2299">
          <text:p/>
        </draw:connector>
        <draw:connector draw:style-name="gr2" draw:text-style-name="P12" draw:layer="layout" draw:type="curve" svg:x1="4.82cm" svg:y1="8.11cm" svg:x2="4.82cm" svg:y2="5.812cm" draw:start-shape="id8" draw:start-glue-point="11" draw:end-shape="id7" draw:end-glue-point="9" svg:d="M4820 8110v-2298" svg:viewBox="0 0 1 2299">
          <text:p/>
        </draw:connector>
        <draw:frame draw:style-name="gr3" draw:text-style-name="P7" draw:layer="layout" svg:width="0.68cm" svg:height="0.962cm" svg:x="2.882cm" svg:y="6.38cm">
          <draw:text-box>
            <text:p><text:span text:style-name="T13">t</text:span></text:p>
          </draw:text-box>
        </draw:frame>
        <draw:frame draw:style-name="gr3" draw:text-style-name="P7" draw:layer="layout" svg:width="0.68cm" svg:height="0.962cm" svg:x="4.782cm" svg:y="6.38cm">
          <draw:text-box>
            <text:p><text:span text:style-name="T13">t</text:span></text:p>
          </draw:text-box>
        </draw:frame>
        <draw:frame draw:style-name="gr19" draw:text-style-name="P7" draw:layer="layout" svg:width="2.53cm" svg:height="0.963cm" svg:x="0.89cm" svg:y="4.702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1, </text:span></text:p>
            <text:p><text:span text:style-name="T4">no </text:span><text:span text:style-name="T4">pa</text:span><text:span text:style-name="T4">rts </text:span><text:span text:style-name="T4">ta</text:span><text:span text:style-name="T4">ke</text:span><text:span text:style-name="T4">n</text:span></text:p>
          </draw:text-box>
        </draw:frame>
        <draw:frame draw:style-name="gr19" draw:text-style-name="P7" draw:layer="layout" svg:width="2.53cm" svg:height="0.963cm" svg:x="2.794cm" svg:y="9.882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2, </text:span></text:p>
            <text:p><text:span text:style-name="T4">no </text:span><text:span text:style-name="T4">pa</text:span><text:span text:style-name="T4">rts </text:span><text:span text:style-name="T4">ta</text:span><text:span text:style-name="T4">ke</text:span><text:span text:style-name="T4">n</text:span></text:p>
          </draw:text-box>
        </draw:frame>
        <draw:frame draw:style-name="gr20" draw:text-style-name="P7" draw:layer="layout" svg:width="4.616cm" svg:height="3.455cm" svg:x="8.592cm" svg:y="9.679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2, </text:span></text:p>
            <text:p><text:span text:style-name="T4">pa</text:span><text:span text:style-name="T4">rts </text:span><text:span text:style-name="T4">ta</text:span><text:span text:style-name="T4">ke</text:span><text:span text:style-name="T4">n</text:span></text:p>
            <text:p><text:span text:style-name="T5">(n</text:span><text:span text:style-name="T5">ot</text:span><text:span text:style-name="T5">e: </text:span><text:span text:style-name="T5">W</text:span><text:span text:style-name="T5">e </text:span><text:span text:style-name="T5">as</text:span><text:span text:style-name="T5">su</text:span><text:span text:style-name="T5">m</text:span><text:span text:style-name="T5">e </text:span><text:span text:style-name="T5">th</text:span><text:span text:style-name="T5">at </text:span><text:span text:style-name="T5">th</text:span><text:span text:style-name="T5">e </text:span><text:span text:style-name="T5">w</text:span><text:span text:style-name="T5">or</text:span><text:span text:style-name="T5">ke</text:span><text:span text:style-name="T5">r </text:span><text:span text:style-name="T5">m</text:span><text:span text:style-name="T5">us</text:span><text:span text:style-name="T5">t </text:span><text:span text:style-name="T5">on</text:span><text:span text:style-name="T5">ly </text:span><text:span text:style-name="T5">re</text:span><text:span text:style-name="T5">ac</text:span><text:span text:style-name="T5">h </text:span><text:span text:style-name="T5">int</text:span><text:span text:style-name="T5">o </text:span><text:span text:style-name="T5">th</text:span><text:span text:style-name="T5">e </text:span><text:span text:style-name="T5">st</text:span><text:span text:style-name="T5">or</text:span><text:span text:style-name="T5">ag</text:span><text:span text:style-name="T5">e </text:span><text:span text:style-name="T5">on</text:span><text:span text:style-name="T5">ce </text:span><text:span text:style-name="T5">to </text:span><text:span text:style-name="T5">ret</text:span><text:span text:style-name="T5">ei</text:span><text:span text:style-name="T5">ve </text:span><text:span text:style-name="T5">en</text:span><text:span text:style-name="T5">ou</text:span><text:span text:style-name="T5">gh </text:span><text:span text:style-name="T5">pa</text:span><text:span text:style-name="T5">rts </text:span><text:span text:style-name="T5">for </text:span><text:span text:style-name="T5">all </text:span><text:span text:style-name="T5">pr</text:span><text:span text:style-name="T5">oc</text:span><text:span text:style-name="T5">es</text:span><text:span text:style-name="T5">si</text:span><text:span text:style-name="T5">ng </text:span><text:span text:style-name="T5">st</text:span><text:span text:style-name="T5">ep</text:span><text:span text:style-name="T5">s </text:span><text:span text:style-name="T5">an</text:span><text:span text:style-name="T5">d </text:span><text:span text:style-name="T5">th</text:span><text:span text:style-name="T5">at </text:span><text:span text:style-name="T5">ta</text:span><text:span text:style-name="T5">ke</text:span><text:span text:style-name="T5">n </text:span><text:span text:style-name="T5">pa</text:span><text:span text:style-name="T5">rts </text:span><text:span text:style-name="T5">ar</text:span><text:span text:style-name="T5">e </text:span><text:span text:style-name="T5">no</text:span><text:span text:style-name="T5">t </text:span><text:span text:style-name="T5">pu</text:span><text:span text:style-name="T5">t </text:span><text:span text:style-name="T5">ba</text:span><text:span text:style-name="T5">ck </text:span><text:span text:style-name="T5"><text:s/></text:span><text:span text:style-name="T5">int</text:span><text:span text:style-name="T5">o </text:span><text:span text:style-name="T5">th</text:span><text:span text:style-name="T5">e </text:span><text:span text:style-name="T5">st</text:span><text:span text:style-name="T5">or</text:span><text:span text:style-name="T5">ag</text:span><text:span text:style-name="T5">e.)</text:span></text:p>
          </draw:text-box>
        </draw:frame>
        <draw:custom-shape draw:style-name="gr1" draw:text-style-name="P11" xml:id="id9" draw:id="id9" draw:layer="layout" svg:width="1.778cm" svg:height="1.778cm" svg:x="8.89cm" svg:y="7.85cm">
          <text:p text:style-name="P1"><text:span text:style-name="T11">s</text:span><text:span text:style-name="T12">A2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2" draw:layer="layout" draw:type="curve" svg:x1="5.08cm" svg:y1="8.739cm" svg:x2="8.89cm" svg:y2="8.739cm" draw:start-shape="id8" draw:end-shape="id9" svg:d="M5080 8739h3810" svg:viewBox="0 0 3811 1">
          <text:p/>
        </draw:connector>
        <draw:frame draw:style-name="gr21" draw:text-style-name="P7" draw:layer="layout" svg:width="1.137cm" svg:height="0.962cm" svg:x="6.096cm" svg:y="8.666cm">
          <draw:text-box>
            <text:p><text:span text:style-name="T13">r</text:span><text:span text:style-name="T13">P</text:span></text:p>
          </draw:text-box>
        </draw:frame>
        <draw:frame draw:style-name="gr19" draw:text-style-name="P7" draw:layer="layout" svg:width="2.53cm" svg:height="0.963cm" svg:x="7.112cm" svg:y="2.77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1, </text:span></text:p>
            <text:p><text:span text:style-name="T4">pa</text:span><text:span text:style-name="T4">rts </text:span><text:span text:style-name="T4">ta</text:span><text:span text:style-name="T4">ke</text:span><text:span text:style-name="T4">n</text:span></text:p>
          </draw:text-box>
        </draw:frame>
        <draw:connector draw:style-name="gr2" draw:text-style-name="P12" draw:layer="layout" draw:type="curve" svg:x1="10.408cm" svg:y1="8.11cm" svg:x2="10.408cm" svg:y2="5.812cm" draw:start-shape="id9" draw:start-glue-point="11" draw:end-shape="id10" draw:end-glue-point="9" svg:d="M10408 8110v-2298" svg:viewBox="0 0 1 2299">
          <text:p/>
        </draw:connector>
        <draw:connector draw:style-name="gr2" draw:text-style-name="P12" draw:layer="layout" draw:type="curve" svg:x1="9.15cm" svg:y1="5.812cm" svg:x2="9.15cm" svg:y2="8.11cm" draw:start-shape="id10" draw:start-glue-point="7" draw:end-shape="id9" draw:end-glue-point="5" svg:d="M9150 5812v2298" svg:viewBox="0 0 1 2299">
          <text:p/>
        </draw:connector>
        <draw:custom-shape draw:style-name="gr1" draw:text-style-name="P11" xml:id="id15" draw:id="id15" draw:layer="layout" svg:width="1.778cm" svg:height="1.778cm" svg:x="14.001cm" svg:y="7.795cm">
          <text:p text:style-name="P1"><text:span text:style-name="T11">s</text:span><text:span text:style-name="T12">A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2" draw:layer="layout" draw:type="curve" svg:x1="10.668cm" svg:y1="5.183cm" svg:x2="14cm" svg:y2="5.183cm" draw:start-shape="id10" draw:end-shape="id11" draw:end-glue-point="6" svg:d="M10668 5183h3332" svg:viewBox="0 0 3333 1">
          <text:p/>
        </draw:connector>
        <draw:g>
          <draw:custom-shape draw:style-name="gr22" draw:text-style-name="P12" xml:id="id12" draw:id="id12" draw:layer="layout" svg:width="0.254cm" svg:height="0.254cm" svg:x="8.966cm" svg:y="4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9.003cm" svg:y1="4.828cm" svg:x2="9.093cm" svg:y2="4.611cm" draw:start-shape="id12" draw:start-glue-point="7" draw:end-shape="id12" draw:end-glue-point="4" svg:d="M9003 4828c-807 0-673-359-449-601s539-367 539 384" svg:viewBox="0 0 712 789">
            <text:p/>
          </draw:connector>
        </draw:g>
        <draw:g>
          <draw:custom-shape draw:style-name="gr22" draw:text-style-name="P12" xml:id="id13" draw:id="id13" draw:layer="layout" svg:width="0.254cm" svg:height="0.254cm" draw:transform="rotate (-1.65509572966622) translate (10.18cm 4.2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9.961cm" svg:y1="4.314cm" svg:x2="10.17cm" svg:y2="4.422cm" draw:start-shape="id13" draw:start-glue-point="7" draw:end-shape="id13" draw:end-glue-point="4" svg:d="M9961 4314c0-796 360-664 604-438s371 546-395 546" svg:viewBox="0 0 793 720">
            <text:p/>
          </draw:connector>
        </draw:g>
        <draw:g>
          <draw:custom-shape draw:style-name="gr22" draw:text-style-name="P12" xml:id="id14" draw:id="id14" draw:layer="layout" svg:width="0.254cm" svg:height="0.254cm" draw:transform="rotate (1.16308741352902) translate (8.816cm 5.5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9.03cm" svg:y1="5.595cm" svg:x2="8.866cm" svg:y2="5.427cm" draw:start-shape="id14" draw:start-glue-point="7" draw:end-shape="id14" draw:end-glue-point="4" svg:d="M9030 5595c0 766-358 638-605 405s-385-573 441-573" svg:viewBox="0 0 796 754">
            <text:p/>
          </draw:connector>
        </draw:g>
        <draw:frame draw:style-name="gr21" draw:text-style-name="P7" draw:layer="layout" svg:width="1.137cm" svg:height="0.962cm" svg:x="7.366cm" svg:y="5.818cm">
          <draw:text-box>
            <text:p><text:span text:style-name="T13">r</text:span><text:span text:style-name="T13">H</text:span></text:p>
          </draw:text-box>
        </draw:frame>
        <draw:frame draw:style-name="gr21" draw:text-style-name="P7" draw:layer="layout" svg:width="1.137cm" svg:height="0.962cm" svg:x="7.366cm" svg:y="4.04cm">
          <draw:text-box>
            <text:p><text:span text:style-name="T13">r</text:span><text:span text:style-name="T13">C</text:span></text:p>
          </draw:text-box>
        </draw:frame>
        <draw:frame draw:style-name="gr15" draw:text-style-name="P7" draw:layer="layout" svg:width="1.15cm" svg:height="0.962cm" svg:x="9.652cm" svg:y="2.824cm">
          <draw:text-box>
            <text:p><text:span text:style-name="T13">p</text:span><text:span text:style-name="T13">B</text:span></text:p>
          </draw:text-box>
        </draw:frame>
        <draw:frame draw:style-name="gr23" draw:text-style-name="P7" draw:layer="layout" svg:width="1.323cm" svg:height="0.962cm" svg:x="11.176cm" svg:y="4.294cm">
          <draw:text-box>
            <text:p><text:span text:style-name="T13">m</text:span><text:span text:style-name="T13">C</text:span></text:p>
          </draw:text-box>
        </draw:frame>
        <draw:connector draw:style-name="gr2" draw:text-style-name="P12" draw:layer="layout" draw:type="curve" svg:x1="14.26cm" svg:y1="5.812cm" svg:x2="14.261cm" svg:y2="8.055cm" draw:start-shape="id11" draw:start-glue-point="7" draw:end-shape="id15" draw:end-glue-point="5" svg:d="M14260 5812c0 1683 1 562 1 2243" svg:viewBox="0 0 2 2244">
          <text:p/>
        </draw:connector>
        <draw:connector draw:style-name="gr2" draw:text-style-name="P12" draw:layer="layout" draw:type="curve" svg:x1="15.519cm" svg:y1="8.055cm" svg:x2="15.518cm" svg:y2="5.812cm" draw:start-shape="id15" draw:start-glue-point="11" draw:end-shape="id11" draw:end-glue-point="9" svg:d="M15519 8055c0-1681-1-560-1-2243" svg:viewBox="0 0 2 2244">
          <text:p/>
        </draw:connector>
        <draw:frame draw:style-name="gr3" draw:text-style-name="P7" draw:layer="layout" svg:width="0.68cm" svg:height="0.962cm" svg:x="13.746cm" svg:y="6.58cm">
          <draw:text-box>
            <text:p><text:span text:style-name="T13">t</text:span></text:p>
          </draw:text-box>
        </draw:frame>
        <draw:frame draw:style-name="gr3" draw:text-style-name="P7" draw:layer="layout" svg:width="0.68cm" svg:height="0.962cm" svg:x="15.346cm" svg:y="6.58cm">
          <draw:text-box>
            <text:p><text:span text:style-name="T13">t</text:span></text:p>
          </draw:text-box>
        </draw:frame>
        <draw:frame draw:style-name="gr24" draw:text-style-name="P7" draw:layer="layout" svg:width="13.655cm" svg:height="3.556cm" svg:x="16.825cm" svg:y="1.524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1, </text:span><text:span text:style-name="T4">as</text:span><text:span text:style-name="T4">se</text:span><text:span text:style-name="T4">m</text:span><text:span text:style-name="T4">bl</text:span><text:span text:style-name="T4">y </text:span><text:span text:style-name="T4">en</text:span><text:span text:style-name="T4">de</text:span><text:span text:style-name="T4">d</text:span></text:p>
            <text:p><text:span text:style-name="T5">N</text:span><text:span text:style-name="T5">ot</text:span><text:span text:style-name="T5">e: </text:span><text:span text:style-name="T5">Aft</text:span><text:span text:style-name="T5">er </text:span><text:span text:style-name="T5">th</text:span><text:span text:style-name="T5">e </text:span><text:span text:style-name="T5">as</text:span><text:span text:style-name="T5">se</text:span><text:span text:style-name="T5">m</text:span><text:span text:style-name="T5">bl</text:span><text:span text:style-name="T5">y </text:span><text:span text:style-name="T5">ha</text:span><text:span text:style-name="T5">s </text:span><text:span text:style-name="T5">en</text:span><text:span text:style-name="T5">de</text:span><text:span text:style-name="T5">d, </text:span><text:span text:style-name="T5">th</text:span><text:span text:style-name="T5">e </text:span></text:p>
            <text:p><text:span text:style-name="T5">w</text:span><text:span text:style-name="T5">or</text:span><text:span text:style-name="T5">ke</text:span><text:span text:style-name="T5">r </text:span><text:span text:style-name="T5">ca</text:span><text:span text:style-name="T5">nn</text:span><text:span text:style-name="T5">ot </text:span><text:span text:style-name="T5">re</text:span><text:span text:style-name="T5">ac</text:span><text:span text:style-name="T5">h </text:span><text:span text:style-name="T5">int</text:span><text:span text:style-name="T5">o </text:span><text:span text:style-name="T5">ho</text:span><text:span text:style-name="T5">us</text:span><text:span text:style-name="T5">in</text:span><text:span text:style-name="T5">g </text:span><text:span text:style-name="T5">or </text:span><text:span text:style-name="T5">co</text:span><text:span text:style-name="T5">ve</text:span><text:span text:style-name="T5">r </text:span><text:span text:style-name="T5">an</text:span><text:span text:style-name="T5">y</text:span><text:span text:style-name="T5">m</text:span><text:span text:style-name="T5">or</text:span><text:span text:style-name="T5">e.</text:span></text:p>
            <text:p><text:span text:style-name="T14">Pr</text:span><text:span text:style-name="T14">es</text:span><text:span text:style-name="T14">si</text:span><text:span text:style-name="T14">ng </text:span><text:span text:style-name="T14">th</text:span><text:span text:style-name="T14">e </text:span><text:span text:style-name="T14">bu</text:span><text:span text:style-name="T14">tto</text:span><text:span text:style-name="T14">n </text:span><text:span text:style-name="T14">(p</text:span><text:span text:style-name="T14">B) </text:span><text:span text:style-name="T14">an</text:span><text:span text:style-name="T14">d </text:span><text:span text:style-name="T14">tra</text:span><text:span text:style-name="T14">ns</text:span><text:span text:style-name="T14">iti</text:span><text:span text:style-name="T14">on</text:span><text:span text:style-name="T14">in</text:span><text:span text:style-name="T14">g </text:span><text:span text:style-name="T14">be</text:span><text:span text:style-name="T14">tw</text:span><text:span text:style-name="T14">ee</text:span><text:span text:style-name="T14">n </text:span></text:p>
            <text:p><text:span text:style-name="T14">Ar</text:span><text:span text:style-name="T14">ea</text:span><text:span text:style-name="T14">s </text:span><text:span text:style-name="T14">A</text:span><text:span text:style-name="T14">1 </text:span><text:span text:style-name="T14">an</text:span><text:span text:style-name="T14">d </text:span><text:span text:style-name="T14">A</text:span><text:span text:style-name="T14">2 </text:span><text:span text:style-name="T14">ar</text:span><text:span text:style-name="T14">e </text:span><text:span text:style-name="T14">sti</text:span><text:span text:style-name="T14">ll </text:span><text:span text:style-name="T14">po</text:span><text:span text:style-name="T14">ss</text:span><text:span text:style-name="T14">ibl</text:span><text:span text:style-name="T14">e.</text:span></text:p>
          </draw:text-box>
        </draw:frame>
        <draw:frame draw:style-name="gr25" draw:text-style-name="P7" draw:layer="layout" svg:width="4.828cm" svg:height="0.963cm" svg:x="15.779cm" svg:y="8.358cm">
          <draw:text-box>
            <text:p><text:span text:style-name="T4">W</text:span><text:span text:style-name="T4">or</text:span><text:span text:style-name="T4">ke</text:span><text:span text:style-name="T4">r </text:span><text:span text:style-name="T4">in </text:span><text:span text:style-name="T4">A</text:span><text:span text:style-name="T4">2, </text:span><text:span text:style-name="T4">as</text:span><text:span text:style-name="T4">se</text:span><text:span text:style-name="T4">m</text:span><text:span text:style-name="T4">bl</text:span><text:span text:style-name="T4">y </text:span><text:span text:style-name="T4">en</text:span><text:span text:style-name="T4">de</text:span><text:span text:style-name="T4">d</text:span></text:p>
          </draw:text-box>
        </draw:frame>
        <draw:frame draw:style-name="gr3" draw:text-style-name="P7" draw:layer="layout" svg:width="0.68cm" svg:height="0.962cm" svg:x="8.646cm" svg:y="6.58cm">
          <draw:text-box>
            <text:p><text:span text:style-name="T13">t</text:span></text:p>
          </draw:text-box>
        </draw:frame>
        <draw:frame draw:style-name="gr3" draw:text-style-name="P7" draw:layer="layout" svg:width="0.68cm" svg:height="0.962cm" svg:x="10.246cm" svg:y="6.58cm">
          <draw:text-box>
            <text:p><text:span text:style-name="T13">t</text:span></text:p>
          </draw:text-box>
        </draw:frame>
        <draw:g>
          <draw:custom-shape draw:style-name="gr22" draw:text-style-name="P12" xml:id="id16" draw:id="id16" draw:layer="layout" svg:width="0.254cm" svg:height="0.254cm" draw:transform="rotate (-1.65509572966622) translate (15.38cm 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15.161cm" svg:y1="4.31cm" svg:x2="15.37cm" svg:y2="4.418cm" draw:start-shape="id16" draw:start-glue-point="7" draw:end-shape="id16" draw:end-glue-point="4" svg:d="M15161 4310c0-796 360-664 604-438s371 546-395 546" svg:viewBox="0 0 793 720">
            <text:p/>
          </draw:connector>
        </draw:g>
        <draw:frame draw:style-name="gr15" draw:text-style-name="P7" draw:layer="layout" svg:width="1.15cm" svg:height="0.962cm" svg:x="14.852cm" svg:y="2.82cm">
          <draw:text-box>
            <text:p><text:span text:style-name="T13">p</text:span><text:span text:style-name="T13">B</text:span></text:p>
          </draw:text-box>
        </draw:frame>
        <draw:custom-shape draw:style-name="gr1" draw:text-style-name="P11" xml:id="id11" draw:id="id11" draw:layer="layout" svg:width="1.778cm" svg:height="1.778cm" svg:x="14cm" svg:y="4.294cm">
          <text:p text:style-name="P1"><text:span text:style-name="T11">s</text:span><text:span text:style-name="T12">A1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12" xml:id="id17" draw:id="id17" draw:layer="layout" svg:width="0.254cm" svg:height="0.254cm" draw:transform="rotate (-1.65509572966622) translate (4.58cm 4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4.361cm" svg:y1="4.306cm" svg:x2="4.57cm" svg:y2="4.414cm" draw:start-shape="id17" draw:start-glue-point="7" draw:end-shape="id17" draw:end-glue-point="4" svg:d="M4361 4306c0-796 360-664 604-438s371 546-395 546" svg:viewBox="0 0 793 720">
            <text:p/>
          </draw:connector>
        </draw:g>
        <draw:frame draw:style-name="gr15" draw:text-style-name="P7" draw:layer="layout" svg:width="1.15cm" svg:height="0.962cm" svg:x="4.052cm" svg:y="2.816cm">
          <draw:text-box>
            <text:p><text:span text:style-name="T13">p</text:span><text:span text:style-name="T13">B</text:span></text:p>
          </draw:text-box>
        </draw:frame>
        <draw:custom-shape draw:style-name="gr1" draw:text-style-name="P11" xml:id="id7" draw:id="id7" draw:layer="layout" svg:width="1.778cm" svg:height="1.778cm" svg:x="3.302cm" svg:y="4.294cm">
          <text:p text:style-name="P1"><text:span text:style-name="T11">s</text:span><text:span text:style-name="T12">A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8.468cm" svg:height="0.963cm" svg:x="5.141cm" svg:y="14.732cm">
          <draw:text-box>
            <text:p><text:span text:style-name="T14">N</text:span><text:span text:style-name="T14">ot</text:span><text:span text:style-name="T14">e: </text:span><text:span text:style-name="T14">Pr</text:span><text:span text:style-name="T14">es</text:span><text:span text:style-name="T14">si</text:span><text:span text:style-name="T14">ng </text:span><text:span text:style-name="T14">th</text:span><text:span text:style-name="T14">e </text:span><text:span text:style-name="T14">bu</text:span><text:span text:style-name="T14">tto</text:span><text:span text:style-name="T14">n </text:span><text:span text:style-name="T14">in </text:span><text:span text:style-name="T14">st</text:span><text:span text:style-name="T14">at</text:span><text:span text:style-name="T14">e </text:span><text:span text:style-name="T14">S</text:span><text:span text:style-name="T14">A</text:span><text:span text:style-name="T14">1</text:span><text:span text:style-name="T14">N </text:span><text:span text:style-name="T14">an</text:span><text:span text:style-name="T14">d </text:span><text:span text:style-name="T14">S</text:span><text:span text:style-name="T14">A</text:span><text:span text:style-name="T14">1</text:span><text:span text:style-name="T14">E </text:span><text:span text:style-name="T14">w</text:span><text:span text:style-name="T14">ou</text:span><text:span text:style-name="T14">ld </text:span><text:span text:style-name="T14">no</text:span><text:span text:style-name="T14">t </text:span><text:span text:style-name="T14">be </text:span><text:span text:style-name="T14">us</text:span><text:span text:style-name="T14">ef</text:span><text:span text:style-name="T14">ul </text:span><text:span text:style-name="T14">for </text:span><text:span text:style-name="T14">ac</text:span><text:span text:style-name="T14">hi</text:span><text:span text:style-name="T14">ev</text:span><text:span text:style-name="T14">in</text:span><text:span text:style-name="T14">g </text:span><text:span text:style-name="T14">th</text:span><text:span text:style-name="T14">e </text:span><text:span text:style-name="T14">go</text:span><text:span text:style-name="T14">al </text:span><text:span text:style-name="T14">of </text:span><text:span text:style-name="T14">th</text:span><text:span text:style-name="T14">e </text:span><text:span text:style-name="T14">w</text:span><text:span text:style-name="T14">or</text:span><text:span text:style-name="T14">kfl</text:span><text:span text:style-name="T14">o</text:span><text:span text:style-name="T14">w, </text:span><text:span text:style-name="T14">bu</text:span><text:span text:style-name="T14">t </text:span><text:span text:style-name="T14">ne</text:span><text:span text:style-name="T14">ve</text:span><text:span text:style-name="T14">rth</text:span><text:span text:style-name="T14">el</text:span><text:span text:style-name="T14">es</text:span><text:span text:style-name="T14">s,</text:span></text:p>
            <text:p><text:span text:style-name="T14">It </text:span><text:span text:style-name="T14">is </text:span><text:span text:style-name="T14">in </text:span><text:span text:style-name="T14">pri</text:span><text:span text:style-name="T14">nc</text:span><text:span text:style-name="T14">ipl</text:span><text:span text:style-name="T14">e </text:span><text:span text:style-name="T14">po</text:span><text:span text:style-name="T14">ss</text:span><text:span text:style-name="T14">ibl</text:span><text:span text:style-name="T14">e </text:span><text:span text:style-name="T14">for </text:span><text:span text:style-name="T14">th</text:span><text:span text:style-name="T14">e </text:span><text:span text:style-name="T14">w</text:span><text:span text:style-name="T14">or</text:span><text:span text:style-name="T14">ke</text:span><text:span text:style-name="T14">r, </text:span><text:span text:style-name="T14">so </text:span><text:span text:style-name="T14">it </text:span><text:span text:style-name="T14">is </text:span><text:span text:style-name="T14">in</text:span><text:span text:style-name="T14">cl</text:span><text:span text:style-name="T14">ud</text:span><text:span text:style-name="T14">ed </text:span><text:span text:style-name="T14">in </text:span><text:span text:style-name="T14">th</text:span><text:span text:style-name="T14">e </text:span><text:span text:style-name="T14">st</text:span><text:span text:style-name="T14">at</text:span><text:span text:style-name="T14">e </text:span><text:span text:style-name="T14">m</text:span><text:span text:style-name="T14">ac</text:span><text:span text:style-name="T14">hi</text:span><text:span text:style-name="T14">ne</text:span></text:p>
          </draw:text-box>
        </draw:frame>
        <draw:g>
          <draw:custom-shape draw:style-name="gr22" draw:text-style-name="P12" xml:id="id18" draw:id="id18" draw:layer="layout" svg:width="0.254cm" svg:height="0.254cm" svg:x="8.967cm" svg:y="4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9.004cm" svg:y1="4.819cm" svg:x2="9.094cm" svg:y2="4.602cm" draw:start-shape="id18" draw:start-glue-point="7" draw:end-shape="id18" draw:end-glue-point="4" svg:d="M9004 4819c-807 0-673-359-449-601s539-367 539 384" svg:viewBox="0 0 712 789">
            <text:p/>
          </draw:connector>
        </draw:g>
        <draw:g>
          <draw:custom-shape draw:style-name="gr22" draw:text-style-name="P12" xml:id="id19" draw:id="id19" draw:layer="layout" svg:width="0.254cm" svg:height="0.254cm" draw:transform="rotate (1.16308741352902) translate (8.817cm 5.5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2" draw:layer="layout" draw:type="curve" svg:x1="9.031cm" svg:y1="5.586cm" svg:x2="8.867cm" svg:y2="5.418cm" draw:start-shape="id19" draw:start-glue-point="7" draw:end-shape="id19" draw:end-glue-point="4" svg:d="M9031 5586c0 766-358 638-605 405s-385-573 441-573" svg:viewBox="0 0 796 754">
            <text:p/>
          </draw:connector>
        </draw:g>
        <draw:frame draw:style-name="gr21" draw:text-style-name="P7" draw:layer="layout" svg:width="1.137cm" svg:height="0.962cm" svg:x="7.367cm" svg:y="4.031cm">
          <draw:text-box>
            <text:p><text:span text:style-name="T13">r</text:span><text:span text:style-name="T13">C</text:span></text:p>
          </draw:text-box>
        </draw:frame>
        <draw:custom-shape draw:style-name="gr1" draw:text-style-name="P11" xml:id="id10" draw:id="id10" draw:layer="layout" svg:width="1.778cm" svg:height="1.778cm" svg:x="8.89cm" svg:y="4.294cm">
          <text:p text:style-name="P1"><text:span text:style-name="T11">s</text:span><text:span text:style-name="T12">A1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2" xml:id="id21" draw:id="id21" draw:layer="layout" svg:width="1.778cm" svg:height="1.778cm" svg:x="12.212cm" svg:y="6.282cm">
          <text:p text:style-name="P13"><text:span text:style-name="T11">s</text:span><text:span text:style-name="T12">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11.43cm" svg:y1="0.508cm" svg:x2="12.646cm" svg:y2="2.24cm">
          <text:p/>
        </draw:line>
        <draw:connector draw:style-name="gr2" draw:text-style-name="P3" draw:layer="layout" draw:type="curve" svg:x1="12.472cm" svg:y1="3.644cm" svg:x2="12.472cm" svg:y2="6.542cm" draw:start-shape="id20" draw:start-glue-point="7" draw:end-shape="id21" draw:end-glue-point="5" svg:d="M12472 3644v2898" svg:viewBox="0 0 1 2899">
          <text:p/>
        </draw:connector>
        <draw:connector draw:style-name="gr2" draw:text-style-name="P3" draw:layer="layout" draw:type="curve" svg:x1="13.73cm" svg:y1="6.542cm" svg:x2="13.73cm" svg:y2="3.644cm" draw:start-shape="id21" draw:start-glue-point="11" draw:end-shape="id20" draw:end-glue-point="9" svg:d="M13730 6542v-2898" svg:viewBox="0 0 1 2899">
          <text:p/>
        </draw:connector>
        <draw:frame draw:style-name="gr3" draw:text-style-name="P4" draw:layer="layout" svg:width="0.798cm" svg:height="0.962cm" svg:x="11.792cm" svg:y="4.612cm">
          <draw:text-box>
            <text:p text:style-name="P14"><text:span text:style-name="T13">p</text:span></text:p>
          </draw:text-box>
        </draw:frame>
        <draw:frame draw:style-name="gr3" draw:text-style-name="P4" draw:layer="layout" svg:width="0.798cm" svg:height="0.962cm" svg:x="13.692cm" svg:y="4.612cm">
          <draw:text-box>
            <text:p text:style-name="P14"><text:span text:style-name="T13">p</text:span></text:p>
          </draw:text-box>
        </draw:frame>
        <draw:custom-shape draw:style-name="gr1" draw:text-style-name="P2" xml:id="id20" draw:id="id20" draw:layer="layout" svg:width="1.778cm" svg:height="1.778cm" svg:x="12.212cm" svg:y="2.126cm">
          <text:p text:style-name="P13"><text:span text:style-name="T11">s</text:span><text:span text:style-name="T1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78cm" svg:height="1.778cm" svg:x="12.212cm" svg:y="10.496cm">
          <text:p text:style-name="P13"><text:span text:style-name="T11">s</text:span><text:span text:style-name="T12">R</text:span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472cm" svg:y1="7.8cm" svg:x2="12.472cm" svg:y2="10.756cm" draw:start-shape="id21" draw:start-glue-point="7" draw:end-shape="id22" draw:end-glue-point="5" svg:d="M12472 7800v2956" svg:viewBox="0 0 1 2957">
          <text:p/>
        </draw:connector>
        <draw:connector draw:style-name="gr2" draw:text-style-name="P3" draw:layer="layout" draw:type="curve" svg:x1="13.73cm" svg:y1="10.756cm" svg:x2="13.73cm" svg:y2="7.8cm" draw:start-shape="id22" draw:start-glue-point="11" draw:end-shape="id21" draw:end-glue-point="9" svg:d="M13730 10756v-2956" svg:viewBox="0 0 1 2957">
          <text:p/>
        </draw:connector>
        <draw:frame draw:style-name="gr3" draw:text-style-name="P4" draw:layer="layout" svg:width="0.68cm" svg:height="0.962cm" svg:x="11.792cm" svg:y="8.826cm">
          <draw:text-box>
            <text:p text:style-name="P14"><text:span text:style-name="T13">f</text:span></text:p>
          </draw:text-box>
        </draw:frame>
        <draw:frame draw:style-name="gr3" draw:text-style-name="P4" draw:layer="layout" svg:width="0.68cm" svg:height="0.962cm" svg:x="13.692cm" svg:y="8.826cm">
          <draw:text-box>
            <text:p text:style-name="P14"><text:span text:style-name="T13">f</text:span></text:p>
          </draw:text-box>
        </draw:frame>
        <draw:custom-shape draw:style-name="gr14" draw:text-style-name="P8" draw:layer="layout" svg:width="1.298cm" svg:height="1.222cm" draw:transform="rotate (-0.810705437551367) translate (13.303cm 0.821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13.624cm" svg:y="0.77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-2.1839304930205) translate (15.287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14.678cm" svg:y="5.892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2.51275052409624) translate (13.275cm 13.5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11.63cm" svg:y="13.058cm">
          <draw:text-box>
            <text:p><text:span text:style-name="T3">w</text:span><text:span text:style-name="T3">, </text:span><text:span text:style-name="T3">i</text:span></text:p>
          </draw:text-box>
        </draw:frame>
        <draw:custom-shape draw:style-name="gr1" draw:text-style-name="P2" xml:id="id24" draw:id="id24" draw:layer="layout" svg:width="1.778cm" svg:height="1.778cm" svg:x="18.812cm" svg:y="6.282cm">
          <text:p text:style-name="P13"><text:span text:style-name="T11">s</text:span><text:span text:style-name="T12">H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9.072cm" svg:y1="3.644cm" svg:x2="19.072cm" svg:y2="6.542cm" draw:start-shape="id23" draw:start-glue-point="7" draw:end-shape="id24" draw:end-glue-point="5" svg:d="M19072 3644v2898" svg:viewBox="0 0 1 2899">
          <text:p/>
        </draw:connector>
        <draw:connector draw:style-name="gr2" draw:text-style-name="P3" draw:layer="layout" draw:type="curve" svg:x1="20.33cm" svg:y1="6.542cm" svg:x2="20.33cm" svg:y2="3.644cm" draw:start-shape="id24" draw:start-glue-point="11" draw:end-shape="id23" draw:end-glue-point="9" svg:d="M20330 6542v-2898" svg:viewBox="0 0 1 2899">
          <text:p/>
        </draw:connector>
        <draw:frame draw:style-name="gr3" draw:text-style-name="P4" draw:layer="layout" svg:width="0.798cm" svg:height="0.962cm" svg:x="18.392cm" svg:y="4.612cm">
          <draw:text-box>
            <text:p text:style-name="P14"><text:span text:style-name="T13">p</text:span></text:p>
          </draw:text-box>
        </draw:frame>
        <draw:frame draw:style-name="gr3" draw:text-style-name="P4" draw:layer="layout" svg:width="0.798cm" svg:height="0.962cm" svg:x="20.292cm" svg:y="4.612cm">
          <draw:text-box>
            <text:p text:style-name="P14"><text:span text:style-name="T13">p</text:span></text:p>
          </draw:text-box>
        </draw:frame>
        <draw:custom-shape draw:style-name="gr1" draw:text-style-name="P2" xml:id="id23" draw:id="id23" draw:layer="layout" svg:width="1.778cm" svg:height="1.778cm" svg:x="18.812cm" svg:y="2.126cm">
          <text:p text:style-name="P13"><text:span text:style-name="T11">s</text:span><text:span text:style-name="T12">P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778cm" svg:height="1.778cm" svg:x="18.812cm" svg:y="10.496cm">
          <text:p text:style-name="P13"><text:span text:style-name="T11">s</text:span><text:span text:style-name="T12">R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9.072cm" svg:y1="7.8cm" svg:x2="19.072cm" svg:y2="10.756cm" draw:start-shape="id24" draw:start-glue-point="7" draw:end-shape="id25" draw:end-glue-point="5" svg:d="M19072 7800v2956" svg:viewBox="0 0 1 2957">
          <text:p/>
        </draw:connector>
        <draw:connector draw:style-name="gr2" draw:text-style-name="P3" draw:layer="layout" draw:type="curve" svg:x1="20.33cm" svg:y1="10.756cm" svg:x2="20.33cm" svg:y2="7.8cm" draw:start-shape="id25" draw:start-glue-point="11" draw:end-shape="id24" draw:end-glue-point="9" svg:d="M20330 10756v-2956" svg:viewBox="0 0 1 2957">
          <text:p/>
        </draw:connector>
        <draw:frame draw:style-name="gr3" draw:text-style-name="P4" draw:layer="layout" svg:width="0.68cm" svg:height="0.962cm" svg:x="18.392cm" svg:y="8.826cm">
          <draw:text-box>
            <text:p text:style-name="P14"><text:span text:style-name="T13">f</text:span></text:p>
          </draw:text-box>
        </draw:frame>
        <draw:frame draw:style-name="gr3" draw:text-style-name="P4" draw:layer="layout" svg:width="0.68cm" svg:height="0.962cm" svg:x="20.292cm" svg:y="8.826cm">
          <draw:text-box>
            <text:p text:style-name="P14"><text:span text:style-name="T13">f</text:span></text:p>
          </draw:text-box>
        </draw:frame>
        <draw:custom-shape draw:style-name="gr14" draw:text-style-name="P8" draw:layer="layout" svg:width="1.298cm" svg:height="1.222cm" draw:transform="rotate (-0.810705437551367) translate (19.903cm 0.821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20.224cm" svg:y="0.77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-2.1839304930205) translate (21.887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21.278cm" svg:y="5.892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2.51275052409624) translate (19.975cm 13.6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18.23cm" svg:y="13.058cm">
          <draw:text-box>
            <text:p><text:span text:style-name="T3">w</text:span><text:span text:style-name="T3">, </text:span><text:span text:style-name="T3">i</text:span></text:p>
          </draw:text-box>
        </draw:frame>
        <draw:connector draw:style-name="gr2" draw:text-style-name="P3" draw:layer="layout" draw:type="curve" svg:x1="13.73cm" svg:y1="12.014cm" svg:x2="19.072cm" svg:y2="12.014cm" draw:start-shape="id22" draw:start-glue-point="9" draw:end-shape="id25" draw:end-glue-point="7" svg:d="M13730 12014h5342" svg:viewBox="0 0 5343 1">
          <text:p/>
        </draw:connector>
        <draw:connector draw:style-name="gr2" draw:text-style-name="P3" draw:layer="layout" draw:type="curve" svg:x1="19.072cm" svg:y1="10.756cm" svg:x2="13.73cm" svg:y2="10.756cm" draw:start-shape="id25" draw:start-glue-point="5" draw:end-shape="id22" draw:end-glue-point="11" svg:d="M19072 10756h-5342" svg:viewBox="0 0 5343 1">
          <text:p/>
        </draw:connector>
        <draw:frame draw:style-name="gr3" draw:text-style-name="P4" draw:layer="layout" svg:width="1.086cm" svg:height="0.966cm" svg:x="15.902cm" svg:y="9.794cm">
          <draw:text-box>
            <text:p text:style-name="P14"><text:span text:style-name="T13">b</text:span><text:span text:style-name="T15">W</text:span></text:p>
          </draw:text-box>
        </draw:frame>
        <draw:frame draw:style-name="gr3" draw:text-style-name="P4" draw:layer="layout" svg:width="1.086cm" svg:height="0.966cm" svg:x="15.902cm" svg:y="11.894cm">
          <draw:text-box>
            <text:p text:style-name="P14"><text:span text:style-name="T13">b</text:span><text:span text:style-name="T15">W</text:span></text:p>
          </draw:text-box>
        </draw:frame>
        <draw:connector draw:style-name="gr2" draw:text-style-name="P3" draw:layer="layout" draw:type="curve" svg:x1="13.73cm" svg:y1="3.644cm" svg:x2="19.072cm" svg:y2="3.639cm" draw:start-shape="id20" draw:start-glue-point="9" svg:d="M13730 3644c4597 0 1927-5 5342-5" svg:viewBox="0 0 5343 6">
          <text:p/>
        </draw:connector>
        <draw:connector draw:style-name="gr2" draw:text-style-name="P3" draw:layer="layout" draw:type="curve" svg:x1="19.072cm" svg:y1="2.381cm" svg:x2="13.73cm" svg:y2="2.381cm" svg:d="M19072 2381h-5342" svg:viewBox="0 0 5343 1">
          <text:p/>
        </draw:connector>
        <draw:frame draw:style-name="gr3" draw:text-style-name="P4" draw:layer="layout" svg:width="1.086cm" svg:height="0.966cm" svg:x="15.902cm" svg:y="3.519cm">
          <draw:text-box>
            <text:p text:style-name="P14"><text:span text:style-name="T13">b</text:span><text:span text:style-name="T15">W</text:span></text:p>
          </draw:text-box>
        </draw:frame>
        <draw:frame draw:style-name="gr3" draw:text-style-name="P4" draw:layer="layout" svg:width="1.086cm" svg:height="0.966cm" svg:x="15.902cm" svg:y="1.394cm">
          <draw:text-box>
            <text:p text:style-name="P14"><text:span text:style-name="T13">b</text:span><text:span text:style-name="T15">W</text:span></text:p>
          </draw:text-box>
        </draw:frame>
        <draw:custom-shape draw:style-name="gr1" draw:text-style-name="P2" xml:id="id27" draw:id="id27" draw:layer="layout" svg:width="1.778cm" svg:height="1.778cm" svg:x="5.611cm" svg:y="6.282cm">
          <text:p text:style-name="P13"><text:span text:style-name="T11">s</text:span><text:span text:style-name="T12">H</text:span><text:span text:style-name="T12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871cm" svg:y1="3.644cm" svg:x2="5.871cm" svg:y2="6.542cm" draw:start-shape="id26" draw:start-glue-point="7" draw:end-shape="id27" draw:end-glue-point="5" svg:d="M5871 3644v2898" svg:viewBox="0 0 1 2899">
          <text:p/>
        </draw:connector>
        <draw:connector draw:style-name="gr2" draw:text-style-name="P3" draw:layer="layout" draw:type="curve" svg:x1="7.129cm" svg:y1="6.542cm" svg:x2="7.129cm" svg:y2="3.644cm" draw:start-shape="id27" draw:start-glue-point="11" draw:end-shape="id26" draw:end-glue-point="9" svg:d="M7129 6542v-2898" svg:viewBox="0 0 1 2899">
          <text:p/>
        </draw:connector>
        <draw:frame draw:style-name="gr3" draw:text-style-name="P4" draw:layer="layout" svg:width="0.798cm" svg:height="0.962cm" svg:x="5.191cm" svg:y="4.612cm">
          <draw:text-box>
            <text:p text:style-name="P14"><text:span text:style-name="T13">p</text:span></text:p>
          </draw:text-box>
        </draw:frame>
        <draw:frame draw:style-name="gr3" draw:text-style-name="P4" draw:layer="layout" svg:width="0.798cm" svg:height="0.962cm" svg:x="7.091cm" svg:y="4.612cm">
          <draw:text-box>
            <text:p text:style-name="P14"><text:span text:style-name="T13">p</text:span></text:p>
          </draw:text-box>
        </draw:frame>
        <draw:custom-shape draw:style-name="gr1" draw:text-style-name="P2" xml:id="id26" draw:id="id26" draw:layer="layout" svg:width="1.778cm" svg:height="1.778cm" svg:x="5.611cm" svg:y="2.126cm">
          <text:p text:style-name="P13"><text:span text:style-name="T11">s</text:span><text:span text:style-name="T12">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778cm" svg:height="1.778cm" svg:x="5.611cm" svg:y="10.496cm">
          <text:p text:style-name="P13"><text:span text:style-name="T11">s</text:span><text:span text:style-name="T1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871cm" svg:y1="7.8cm" svg:x2="5.871cm" svg:y2="10.756cm" draw:start-shape="id27" draw:start-glue-point="7" draw:end-shape="id28" draw:end-glue-point="5" svg:d="M5871 7800v2956" svg:viewBox="0 0 1 2957">
          <text:p/>
        </draw:connector>
        <draw:connector draw:style-name="gr2" draw:text-style-name="P3" draw:layer="layout" draw:type="curve" svg:x1="7.129cm" svg:y1="10.756cm" svg:x2="7.129cm" svg:y2="7.8cm" draw:start-shape="id28" draw:start-glue-point="11" draw:end-shape="id27" draw:end-glue-point="9" svg:d="M7129 10756v-2956" svg:viewBox="0 0 1 2957">
          <text:p/>
        </draw:connector>
        <draw:frame draw:style-name="gr3" draw:text-style-name="P4" draw:layer="layout" svg:width="0.68cm" svg:height="0.962cm" svg:x="5.191cm" svg:y="8.826cm">
          <draw:text-box>
            <text:p text:style-name="P14"><text:span text:style-name="T13">f</text:span></text:p>
          </draw:text-box>
        </draw:frame>
        <draw:frame draw:style-name="gr3" draw:text-style-name="P4" draw:layer="layout" svg:width="0.68cm" svg:height="0.962cm" svg:x="7.091cm" svg:y="8.826cm">
          <draw:text-box>
            <text:p text:style-name="P14"><text:span text:style-name="T13">f</text:span></text:p>
          </draw:text-box>
        </draw:frame>
        <draw:custom-shape draw:style-name="gr14" draw:text-style-name="P8" draw:layer="layout" svg:width="1.298cm" svg:height="1.222cm" draw:transform="rotate (-0.643153829359911) translate (6.25cm 0.787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7.023cm" svg:y="0.77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-2.1839304930205) translate (8.686cm 6.868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8.077cm" svg:y="5.892cm">
          <draw:text-box>
            <text:p><text:span text:style-name="T3">w</text:span></text:p>
          </draw:text-box>
        </draw:frame>
        <draw:custom-shape draw:style-name="gr14" draw:text-style-name="P8" draw:layer="layout" svg:width="1.298cm" svg:height="1.222cm" draw:transform="rotate (2.51275052409624) translate (6.674cm 13.52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594cm" svg:height="0.966cm" svg:x="5.029cm" svg:y="13.058cm">
          <draw:text-box>
            <text:p><text:span text:style-name="T3">w</text:span><text:span text:style-name="T3">, </text:span><text:span text:style-name="T3">i</text:span></text:p>
          </draw:text-box>
        </draw:frame>
        <draw:connector draw:style-name="gr2" draw:text-style-name="P3" draw:layer="layout" draw:type="curve" svg:x1="12.472cm" svg:y1="3.644cm" svg:x2="7.129cm" svg:y2="3.644cm" draw:start-shape="id20" draw:start-glue-point="7" draw:end-shape="id26" draw:end-glue-point="9" svg:d="M12472 3644h-5343" svg:viewBox="0 0 5344 1">
          <text:p/>
        </draw:connector>
        <draw:connector draw:style-name="gr2" draw:text-style-name="P3" draw:layer="layout" draw:type="curve" svg:x1="7.129cm" svg:y1="2.386cm" svg:x2="12.472cm" svg:y2="2.386cm" draw:start-shape="id26" draw:start-glue-point="11" draw:end-shape="id20" draw:end-glue-point="5" svg:d="M7129 2386h5343" svg:viewBox="0 0 5344 1">
          <text:p/>
        </draw:connector>
        <draw:frame draw:style-name="gr3" draw:text-style-name="P4" draw:layer="layout" svg:width="1.035cm" svg:height="0.966cm" svg:x="9.301cm" svg:y="3.519cm">
          <draw:text-box>
            <text:p text:style-name="P14"><text:span text:style-name="T13">b</text:span><text:span text:style-name="T15">O</text:span></text:p>
          </draw:text-box>
        </draw:frame>
        <draw:frame draw:style-name="gr3" draw:text-style-name="P4" draw:layer="layout" svg:width="1.035cm" svg:height="0.966cm" svg:x="9.301cm" svg:y="1.394cm">
          <draw:text-box>
            <text:p text:style-name="P14"><text:span text:style-name="T13">b</text:span><text:span text:style-name="T15">O</text:span></text:p>
          </draw:text-box>
        </draw:frame>
        <draw:frame draw:style-name="gr11" draw:text-style-name="P4" draw:layer="layout" svg:width="1.594cm" svg:height="0.966cm" svg:x="7.024cm" svg:y="9.445cm">
          <draw:text-box>
            <text:p><text:span text:style-name="T3">w</text:span></text:p>
          </draw:text-box>
        </draw:frame>
        <draw:connector draw:style-name="gr2" draw:text-style-name="P3" draw:layer="layout" draw:type="curve" svg:x1="12.472cm" svg:y1="12.014cm" svg:x2="7.129cm" svg:y2="12.014cm" draw:start-shape="id22" draw:start-glue-point="7" draw:end-shape="id28" draw:end-glue-point="9" svg:d="M12472 12014h-5343" svg:viewBox="0 0 5344 1">
          <text:p/>
        </draw:connector>
        <draw:connector draw:style-name="gr2" draw:text-style-name="P3" draw:layer="layout" draw:type="curve" svg:x1="7.129cm" svg:y1="10.756cm" svg:x2="12.472cm" svg:y2="10.756cm" draw:start-shape="id28" draw:start-glue-point="11" draw:end-shape="id22" draw:end-glue-point="5" svg:d="M7129 10756h5343" svg:viewBox="0 0 5344 1">
          <text:p/>
        </draw:connector>
        <draw:frame draw:style-name="gr3" draw:text-style-name="P4" draw:layer="layout" svg:width="1.035cm" svg:height="0.966cm" svg:x="9.302cm" svg:y="10.069cm">
          <draw:text-box>
            <text:p text:style-name="P14"><text:span text:style-name="T13">b</text:span><text:span text:style-name="T15">O</text:span></text:p>
          </draw:text-box>
        </draw:frame>
        <draw:frame draw:style-name="gr3" draw:text-style-name="P4" draw:layer="layout" svg:width="1.035cm" svg:height="0.966cm" svg:x="9.303cm" svg:y="12.269cm">
          <draw:text-box>
            <text:p text:style-name="P14"><text:span text:style-name="T13">b</text:span><text:span text:style-name="T15">O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27" draw:text-style-name="P12" draw:layer="layout" svg:x1="3.81cm" svg:y1="7.204cm" svg:x2="24.638cm" svg:y2="7.204cm">
          <text:p/>
        </draw:line>
        <draw:custom-shape draw:style-name="gr28" draw:text-style-name="P2" xml:id="id30" draw:id="id30" draw:layer="layout" svg:width="1.697cm" svg:height="1.697cm" svg:x="14.972cm" svg:y="7.851cm">
          <text:p text:style-name="P13"><text:span text:style-name="T11">s</text:span><text:span text:style-name="T12">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2" draw:layer="layout" svg:x1="14.225cm" svg:y1="2.34cm" svg:x2="15.386cm" svg:y2="3.993cm">
          <text:p/>
        </draw:line>
        <draw:connector draw:style-name="gr2" draw:text-style-name="P3" draw:layer="layout" draw:type="curve" svg:x1="15.22cm" svg:y1="5.333cm" svg:x2="15.22cm" svg:y2="8.099cm" draw:start-shape="id29" draw:start-glue-point="7" draw:end-shape="id30" draw:end-glue-point="5" svg:d="M15220 5333v2766" svg:viewBox="0 0 1 2767">
          <text:p/>
        </draw:connector>
        <draw:connector draw:style-name="gr2" draw:text-style-name="P3" draw:layer="layout" draw:type="curve" svg:x1="16.421cm" svg:y1="8.099cm" svg:x2="16.421cm" svg:y2="5.333cm" draw:start-shape="id30" draw:start-glue-point="11" draw:end-shape="id29" draw:end-glue-point="9" svg:d="M16421 8099v-2766" svg:viewBox="0 0 1 2767">
          <text:p/>
        </draw:connector>
        <draw:frame draw:style-name="gr29" draw:text-style-name="P4" draw:layer="layout" svg:width="0.798cm" svg:height="0.918cm" svg:x="14.571cm" svg:y="6.257cm">
          <draw:text-box>
            <text:p text:style-name="P14"><text:span text:style-name="T13">p</text:span></text:p>
          </draw:text-box>
        </draw:frame>
        <draw:frame draw:style-name="gr30" draw:text-style-name="P4" draw:layer="layout" svg:width="0.798cm" svg:height="0.918cm" svg:x="16.384cm" svg:y="6.257cm">
          <draw:text-box>
            <text:p text:style-name="P14"><text:span text:style-name="T13">p</text:span></text:p>
          </draw:text-box>
        </draw:frame>
        <draw:custom-shape draw:style-name="gr28" draw:text-style-name="P2" xml:id="id29" draw:id="id29" draw:layer="layout" svg:width="1.697cm" svg:height="1.697cm" svg:x="14.972cm" svg:y="3.884cm">
          <text:p text:style-name="P13"><text:span text:style-name="T11">s</text:span><text:span text:style-name="T12">S</text:span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31" draw:id="id31" draw:layer="layout" svg:width="1.697cm" svg:height="1.697cm" svg:x="14.972cm" svg:y="11.873cm">
          <text:p text:style-name="P13"><text:span text:style-name="T11">s</text:span><text:span text:style-name="T12">R</text:span><text:span text:style-name="T1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5.22cm" svg:y1="9.3cm" svg:x2="15.22cm" svg:y2="12.121cm" draw:start-shape="id30" draw:start-glue-point="7" draw:end-shape="id31" draw:end-glue-point="5" svg:d="M15220 9300v2821" svg:viewBox="0 0 1 2822">
          <text:p/>
        </draw:connector>
        <draw:connector draw:style-name="gr2" draw:text-style-name="P3" draw:layer="layout" draw:type="curve" svg:x1="16.421cm" svg:y1="12.121cm" svg:x2="16.421cm" svg:y2="9.3cm" draw:start-shape="id31" draw:start-glue-point="11" draw:end-shape="id30" draw:end-glue-point="9" svg:d="M16421 12121v-2821" svg:viewBox="0 0 1 2822">
          <text:p/>
        </draw:connector>
        <draw:frame draw:style-name="gr31" draw:text-style-name="P4" draw:layer="layout" svg:width="0.65cm" svg:height="0.918cm" svg:x="14.571cm" svg:y="10.279cm">
          <draw:text-box>
            <text:p text:style-name="P14"><text:span text:style-name="T13">f</text:span></text:p>
          </draw:text-box>
        </draw:frame>
        <draw:frame draw:style-name="gr31" draw:text-style-name="P4" draw:layer="layout" svg:width="0.65cm" svg:height="0.918cm" svg:x="16.384cm" svg:y="10.279cm">
          <draw:text-box>
            <text:p text:style-name="P14"><text:span text:style-name="T13">f</text:span></text:p>
          </draw:text-box>
        </draw:frame>
        <draw:custom-shape draw:style-name="gr32" draw:text-style-name="P8" draw:layer="layout" svg:width="1.239cm" svg:height="1.166cm" draw:transform="rotate (-0.810705437551367) translate (16.013cm 2.639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4" draw:layer="layout" svg:width="1.522cm" svg:height="0.922cm" svg:x="16.319cm" svg:y="2.59cm">
          <draw:text-box>
            <text:p><text:span text:style-name="T3">w</text:span></text:p>
          </draw:text-box>
        </draw:frame>
        <draw:custom-shape draw:style-name="gr34" draw:text-style-name="P8" draw:layer="layout" svg:width="1.24cm" svg:height="1.166cm" draw:transform="rotate (-2.1839304930205) translate (17.907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4" draw:layer="layout" svg:width="1.522cm" svg:height="0.922cm" svg:x="17.325cm" svg:y="7.479cm">
          <draw:text-box>
            <text:p><text:span text:style-name="T3">w</text:span></text:p>
          </draw:text-box>
        </draw:frame>
        <draw:custom-shape draw:style-name="gr35" draw:text-style-name="P8" draw:layer="layout" svg:width="1.239cm" svg:height="1.167cm" draw:transform="skewX (0.00174532925199434) rotate (2.51275052409624) translate (15.986cm 14.75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4" draw:layer="layout" svg:width="1.522cm" svg:height="0.922cm" svg:x="14.416cm" svg:y="14.318cm">
          <draw:text-box>
            <text:p><text:span text:style-name="T3">w</text:span><text:span text:style-name="T3">, </text:span><text:span text:style-name="T3">i</text:span></text:p>
          </draw:text-box>
        </draw:frame>
        <draw:custom-shape draw:style-name="gr28" draw:text-style-name="P2" xml:id="id33" draw:id="id33" draw:layer="layout" svg:width="1.697cm" svg:height="1.697cm" svg:x="21.271cm" svg:y="7.851cm">
          <text:p text:style-name="P13"><text:span text:style-name="T11">s</text:span><text:span text:style-name="T12">H</text:span><text:span text:style-name="T1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1.519cm" svg:y1="5.333cm" svg:x2="21.519cm" svg:y2="8.099cm" draw:start-shape="id32" draw:start-glue-point="7" draw:end-shape="id33" draw:end-glue-point="5" svg:d="M21519 5333v2766" svg:viewBox="0 0 1 2767">
          <text:p/>
        </draw:connector>
        <draw:connector draw:style-name="gr2" draw:text-style-name="P3" draw:layer="layout" draw:type="curve" svg:x1="22.72cm" svg:y1="8.099cm" svg:x2="22.72cm" svg:y2="5.333cm" draw:start-shape="id33" draw:start-glue-point="11" draw:end-shape="id32" draw:end-glue-point="9" svg:d="M22720 8099v-2766" svg:viewBox="0 0 1 2767">
          <text:p/>
        </draw:connector>
        <draw:frame draw:style-name="gr30" draw:text-style-name="P4" draw:layer="layout" svg:width="0.798cm" svg:height="0.918cm" svg:x="20.87cm" svg:y="6.257cm">
          <draw:text-box>
            <text:p text:style-name="P14"><text:span text:style-name="T13">p</text:span></text:p>
          </draw:text-box>
        </draw:frame>
        <draw:frame draw:style-name="gr29" draw:text-style-name="P4" draw:layer="layout" svg:width="0.798cm" svg:height="0.918cm" svg:x="22.684cm" svg:y="6.257cm">
          <draw:text-box>
            <text:p text:style-name="P14"><text:span text:style-name="T13">p</text:span></text:p>
          </draw:text-box>
        </draw:frame>
        <draw:custom-shape draw:style-name="gr28" draw:text-style-name="P2" xml:id="id32" draw:id="id32" draw:layer="layout" svg:width="1.697cm" svg:height="1.697cm" svg:x="21.271cm" svg:y="3.884cm">
          <text:p text:style-name="P13"><text:span text:style-name="T11">s</text:span><text:span text:style-name="T12">S</text:span><text:span text:style-name="T1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34" draw:id="id34" draw:layer="layout" svg:width="1.697cm" svg:height="1.697cm" svg:x="21.271cm" svg:y="11.873cm">
          <text:p text:style-name="P13"><text:span text:style-name="T11">s</text:span><text:span text:style-name="T12">R</text:span><text:span text:style-name="T12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1.519cm" svg:y1="9.3cm" svg:x2="21.519cm" svg:y2="12.121cm" draw:start-shape="id33" draw:start-glue-point="7" draw:end-shape="id34" draw:end-glue-point="5" svg:d="M21519 9300v2821" svg:viewBox="0 0 1 2822">
          <text:p/>
        </draw:connector>
        <draw:connector draw:style-name="gr2" draw:text-style-name="P3" draw:layer="layout" draw:type="curve" svg:x1="22.72cm" svg:y1="12.121cm" svg:x2="22.72cm" svg:y2="9.3cm" draw:start-shape="id34" draw:start-glue-point="11" draw:end-shape="id33" draw:end-glue-point="9" svg:d="M22720 12121v-2821" svg:viewBox="0 0 1 2822">
          <text:p/>
        </draw:connector>
        <draw:frame draw:style-name="gr31" draw:text-style-name="P4" draw:layer="layout" svg:width="0.65cm" svg:height="0.918cm" svg:x="20.87cm" svg:y="10.279cm">
          <draw:text-box>
            <text:p text:style-name="P14"><text:span text:style-name="T13">f</text:span></text:p>
          </draw:text-box>
        </draw:frame>
        <draw:frame draw:style-name="gr31" draw:text-style-name="P4" draw:layer="layout" svg:width="0.65cm" svg:height="0.918cm" svg:x="22.684cm" svg:y="10.279cm">
          <draw:text-box>
            <text:p text:style-name="P14"><text:span text:style-name="T13">f</text:span></text:p>
          </draw:text-box>
        </draw:frame>
        <draw:custom-shape draw:style-name="gr32" draw:text-style-name="P8" draw:layer="layout" svg:width="1.239cm" svg:height="1.166cm" draw:transform="rotate (-0.810705437551367) translate (22.312cm 2.639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4" draw:layer="layout" svg:width="1.521cm" svg:height="0.922cm" svg:x="22.619cm" svg:y="2.59cm">
          <draw:text-box>
            <text:p><text:span text:style-name="T3">w</text:span></text:p>
          </draw:text-box>
        </draw:frame>
        <draw:custom-shape draw:style-name="gr34" draw:text-style-name="P8" draw:layer="layout" svg:width="1.24cm" svg:height="1.166cm" draw:transform="rotate (-2.1839304930205) translate (24.206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4" draw:layer="layout" svg:width="1.521cm" svg:height="0.922cm" svg:x="23.625cm" svg:y="7.479cm">
          <draw:text-box>
            <text:p><text:span text:style-name="T3">w</text:span></text:p>
          </draw:text-box>
        </draw:frame>
        <draw:custom-shape draw:style-name="gr32" draw:text-style-name="P8" draw:layer="layout" svg:width="1.239cm" svg:height="1.166cm" draw:transform="skewX (0.000872664625997098) rotate (2.51275052409624) translate (22.381cm 14.854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4" draw:layer="layout" svg:width="1.521cm" svg:height="0.922cm" svg:x="20.716cm" svg:y="14.318cm">
          <draw:text-box>
            <text:p><text:span text:style-name="T3">w</text:span><text:span text:style-name="T3">, </text:span><text:span text:style-name="T3">i</text:span></text:p>
          </draw:text-box>
        </draw:frame>
        <draw:connector draw:style-name="gr2" draw:text-style-name="P3" draw:layer="layout" draw:type="curve" svg:x1="16.421cm" svg:y1="13.322cm" svg:x2="21.519cm" svg:y2="13.322cm" draw:start-shape="id31" draw:start-glue-point="9" draw:end-shape="id34" draw:end-glue-point="7" svg:d="M16421 13322h5098" svg:viewBox="0 0 5099 1">
          <text:p/>
        </draw:connector>
        <draw:connector draw:style-name="gr2" draw:text-style-name="P3" draw:layer="layout" draw:type="curve" svg:x1="21.519cm" svg:y1="12.121cm" svg:x2="16.421cm" svg:y2="12.121cm" draw:start-shape="id34" draw:start-glue-point="5" draw:end-shape="id31" draw:end-glue-point="11" svg:d="M21519 12121h-5098" svg:viewBox="0 0 5099 1">
          <text:p/>
        </draw:connector>
        <draw:frame draw:style-name="gr37" draw:text-style-name="P4" draw:layer="layout" svg:width="1.086cm" svg:height="0.966cm" svg:x="17.894cm" svg:y="11.203cm">
          <draw:text-box>
            <text:p text:style-name="P14"><text:span text:style-name="T13">b</text:span><text:span text:style-name="T15">W</text:span></text:p>
          </draw:text-box>
        </draw:frame>
        <draw:frame draw:style-name="gr37" draw:text-style-name="P4" draw:layer="layout" svg:width="1.086cm" svg:height="0.966cm" svg:x="17.894cm" svg:y="13.207cm">
          <draw:text-box>
            <text:p text:style-name="P14"><text:span text:style-name="T13">b</text:span><text:span text:style-name="T15">W</text:span></text:p>
          </draw:text-box>
        </draw:frame>
        <draw:connector draw:style-name="gr2" draw:text-style-name="P3" draw:layer="layout" draw:type="curve" svg:x1="16.421cm" svg:y1="5.333cm" svg:x2="21.519cm" svg:y2="5.328cm" draw:start-shape="id29" draw:start-glue-point="9" svg:d="M16421 5333c4405 0 1857-5 5098-5" svg:viewBox="0 0 5099 6">
          <text:p/>
        </draw:connector>
        <draw:connector draw:style-name="gr2" draw:text-style-name="P3" draw:layer="layout" draw:type="curve" svg:x1="21.519cm" svg:y1="4.128cm" svg:x2="16.421cm" svg:y2="4.128cm" svg:d="M21519 4128h-5098" svg:viewBox="0 0 5099 1">
          <text:p/>
        </draw:connector>
        <draw:frame draw:style-name="gr37" draw:text-style-name="P4" draw:layer="layout" svg:width="1.086cm" svg:height="0.966cm" svg:x="17.894cm" svg:y="5.214cm">
          <draw:text-box>
            <text:p text:style-name="P14"><text:span text:style-name="T13">b</text:span><text:span text:style-name="T15">W</text:span></text:p>
          </draw:text-box>
        </draw:frame>
        <draw:frame draw:style-name="gr37" draw:text-style-name="P4" draw:layer="layout" svg:width="1.086cm" svg:height="0.966cm" svg:x="17.894cm" svg:y="3.185cm">
          <draw:text-box>
            <text:p text:style-name="P14"><text:span text:style-name="T13">b</text:span><text:span text:style-name="T15">W</text:span></text:p>
          </draw:text-box>
        </draw:frame>
        <draw:custom-shape draw:style-name="gr28" draw:text-style-name="P2" xml:id="id36" draw:id="id36" draw:layer="layout" svg:width="1.697cm" svg:height="1.697cm" svg:x="8.671cm" svg:y="7.851cm">
          <text:p text:style-name="P13"><text:span text:style-name="T11">s</text:span><text:span text:style-name="T12">H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919cm" svg:y1="5.333cm" svg:x2="8.919cm" svg:y2="8.099cm" draw:start-shape="id35" draw:start-glue-point="7" draw:end-shape="id36" draw:end-glue-point="5" svg:d="M8919 5333v2766" svg:viewBox="0 0 1 2767">
          <text:p/>
        </draw:connector>
        <draw:connector draw:style-name="gr2" draw:text-style-name="P3" draw:layer="layout" draw:type="curve" svg:x1="10.12cm" svg:y1="8.099cm" svg:x2="10.12cm" svg:y2="5.333cm" draw:start-shape="id36" draw:start-glue-point="11" draw:end-shape="id35" draw:end-glue-point="9" svg:d="M10120 8099v-2766" svg:viewBox="0 0 1 2767">
          <text:p/>
        </draw:connector>
        <draw:frame draw:style-name="gr29" draw:text-style-name="P4" draw:layer="layout" svg:width="0.798cm" svg:height="0.918cm" svg:x="8.271cm" svg:y="6.257cm">
          <draw:text-box>
            <text:p text:style-name="P14"><text:span text:style-name="T13">p</text:span></text:p>
          </draw:text-box>
        </draw:frame>
        <draw:frame draw:style-name="gr30" draw:text-style-name="P4" draw:layer="layout" svg:width="0.798cm" svg:height="0.918cm" svg:x="10.084cm" svg:y="6.257cm">
          <draw:text-box>
            <text:p text:style-name="P14"><text:span text:style-name="T13">p</text:span></text:p>
          </draw:text-box>
        </draw:frame>
        <draw:custom-shape draw:style-name="gr28" draw:text-style-name="P2" xml:id="id35" draw:id="id35" draw:layer="layout" svg:width="1.697cm" svg:height="1.697cm" svg:x="8.671cm" svg:y="3.884cm">
          <text:p text:style-name="P13"><text:span text:style-name="T11">s</text:span><text:span text:style-name="T12">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37" draw:id="id37" draw:layer="layout" svg:width="1.697cm" svg:height="1.697cm" svg:x="8.671cm" svg:y="11.873cm">
          <text:p text:style-name="P13"><text:span text:style-name="T11">s</text:span><text:span text:style-name="T1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919cm" svg:y1="9.3cm" svg:x2="8.919cm" svg:y2="12.121cm" draw:start-shape="id36" draw:start-glue-point="7" draw:end-shape="id37" draw:end-glue-point="5" svg:d="M8919 9300v2821" svg:viewBox="0 0 1 2822">
          <text:p/>
        </draw:connector>
        <draw:connector draw:style-name="gr2" draw:text-style-name="P3" draw:layer="layout" draw:type="curve" svg:x1="10.12cm" svg:y1="12.121cm" svg:x2="10.12cm" svg:y2="9.3cm" draw:start-shape="id37" draw:start-glue-point="11" draw:end-shape="id36" draw:end-glue-point="9" svg:d="M10120 12121v-2821" svg:viewBox="0 0 1 2822">
          <text:p/>
        </draw:connector>
        <draw:frame draw:style-name="gr31" draw:text-style-name="P4" draw:layer="layout" svg:width="0.65cm" svg:height="0.918cm" svg:x="8.271cm" svg:y="10.279cm">
          <draw:text-box>
            <text:p text:style-name="P14"><text:span text:style-name="T13">f</text:span></text:p>
          </draw:text-box>
        </draw:frame>
        <draw:frame draw:style-name="gr31" draw:text-style-name="P4" draw:layer="layout" svg:width="0.65cm" svg:height="0.918cm" svg:x="10.084cm" svg:y="10.279cm">
          <draw:text-box>
            <text:p text:style-name="P14"><text:span text:style-name="T13">f</text:span></text:p>
          </draw:text-box>
        </draw:frame>
        <draw:custom-shape draw:style-name="gr38" draw:text-style-name="P8" draw:layer="layout" svg:width="1.24cm" svg:height="1.167cm" draw:transform="skewX (-0.000872664625997182) rotate (-0.643153829359911) translate (9.281cm 2.606cm)">
          <text:p/>
          <draw:enhanced-geometry svg:viewBox="0 0 21600 21600" draw:text-areas="0 0 21600 21600" draw:mirror-horizontal="false" draw:mirror-vertical="false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4" draw:layer="layout" svg:width="1.522cm" svg:height="0.922cm" svg:x="10.019cm" svg:y="2.59cm">
          <draw:text-box>
            <text:p><text:span text:style-name="T3">w</text:span></text:p>
          </draw:text-box>
        </draw:frame>
        <draw:custom-shape draw:style-name="gr34" draw:text-style-name="P8" draw:layer="layout" svg:width="1.24cm" svg:height="1.166cm" draw:transform="skewX (0.000872664625997144) rotate (-2.1839304930205) translate (11.606cm 8.41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4" draw:layer="layout" svg:width="1.521cm" svg:height="0.922cm" svg:x="11.025cm" svg:y="7.479cm">
          <draw:text-box>
            <text:p><text:span text:style-name="T3">w</text:span></text:p>
          </draw:text-box>
        </draw:frame>
        <draw:custom-shape draw:style-name="gr32" draw:text-style-name="P8" draw:layer="layout" svg:width="1.239cm" svg:height="1.166cm" draw:transform="skewX (0.000872664625997098) rotate (2.51275052409624) translate (9.686cm 14.759cm)">
          <text:p/>
          <draw:enhanced-geometry svg:viewBox="0 0 21600 21600" draw:text-areas="0 0 21600 21600" draw:type="circular-arrow" draw:modifiers="90.1590661641079 -2.0921329563074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4" draw:layer="layout" svg:width="1.521cm" svg:height="0.922cm" svg:x="8.116cm" svg:y="14.318cm">
          <draw:text-box>
            <text:p><text:span text:style-name="T3">w</text:span><text:span text:style-name="T3">, </text:span><text:span text:style-name="T3">i</text:span></text:p>
          </draw:text-box>
        </draw:frame>
        <draw:connector draw:style-name="gr2" draw:text-style-name="P3" draw:layer="layout" draw:type="curve" svg:x1="15.22cm" svg:y1="5.333cm" svg:x2="10.12cm" svg:y2="5.333cm" draw:start-shape="id29" draw:start-glue-point="7" draw:end-shape="id35" draw:end-glue-point="9" svg:d="M15220 5333h-5100" svg:viewBox="0 0 5101 1">
          <text:p/>
        </draw:connector>
        <draw:connector draw:style-name="gr2" draw:text-style-name="P3" draw:layer="layout" draw:type="curve" svg:x1="10.12cm" svg:y1="4.132cm" svg:x2="15.22cm" svg:y2="4.132cm" draw:start-shape="id35" draw:start-glue-point="11" draw:end-shape="id29" draw:end-glue-point="5" svg:d="M10120 4132h5100" svg:viewBox="0 0 5101 1">
          <text:p/>
        </draw:connector>
        <draw:frame draw:style-name="gr39" draw:text-style-name="P4" draw:layer="layout" svg:width="1.035cm" svg:height="0.966cm" svg:x="11.693cm" svg:y="5.214cm">
          <draw:text-box>
            <text:p text:style-name="P14"><text:span text:style-name="T13">b</text:span><text:span text:style-name="T15">O</text:span></text:p>
          </draw:text-box>
        </draw:frame>
        <draw:frame draw:style-name="gr39" draw:text-style-name="P4" draw:layer="layout" svg:width="1.035cm" svg:height="0.966cm" svg:x="11.693cm" svg:y="3.185cm">
          <draw:text-box>
            <text:p text:style-name="P14"><text:span text:style-name="T13">b</text:span><text:span text:style-name="T15">O</text:span></text:p>
          </draw:text-box>
        </draw:frame>
        <draw:connector draw:style-name="gr2" draw:text-style-name="P3" draw:layer="layout" draw:type="curve" svg:x1="15.22cm" svg:y1="13.322cm" svg:x2="10.12cm" svg:y2="13.322cm" draw:start-shape="id31" draw:start-glue-point="7" draw:end-shape="id37" draw:end-glue-point="9" svg:d="M15220 13322h-5100" svg:viewBox="0 0 5101 1">
          <text:p/>
        </draw:connector>
        <draw:connector draw:style-name="gr2" draw:text-style-name="P3" draw:layer="layout" draw:type="curve" svg:x1="10.12cm" svg:y1="12.121cm" svg:x2="15.22cm" svg:y2="12.121cm" draw:start-shape="id37" draw:start-glue-point="11" draw:end-shape="id31" draw:end-glue-point="5" svg:d="M10120 12121h5100" svg:viewBox="0 0 5101 1">
          <text:p/>
        </draw:connector>
        <draw:frame draw:style-name="gr39" draw:text-style-name="P4" draw:layer="layout" svg:width="1.035cm" svg:height="0.966cm" svg:x="11.694cm" svg:y="11.265cm">
          <draw:text-box>
            <text:p text:style-name="P14"><text:span text:style-name="T13">b</text:span><text:span text:style-name="T15">O</text:span></text:p>
          </draw:text-box>
        </draw:frame>
        <draw:frame draw:style-name="gr39" draw:text-style-name="P4" draw:layer="layout" svg:width="1.035cm" svg:height="0.966cm" svg:x="11.695cm" svg:y="13.265cm">
          <draw:text-box>
            <text:p text:style-name="P14"><text:span text:style-name="T13">b</text:span><text:span text:style-name="T15">O</text:span></text:p>
          </draw:text-box>
        </draw:frame>
        <draw:line draw:style-name="gr27" draw:text-style-name="P12" draw:layer="layout" svg:x1="3.81cm" svg:y1="11.204cm" svg:x2="24.638cm" svg:y2="11.204cm">
          <text:p/>
        </draw:line>
        <draw:line draw:style-name="gr27" draw:text-style-name="P12" draw:layer="layout" svg:x1="13.208cm" svg:y1="1.216cm" svg:x2="13.208cm" svg:y2="15.44cm">
          <text:p/>
        </draw:line>
        <draw:line draw:style-name="gr27" draw:text-style-name="P12" draw:layer="layout" svg:x1="19.708cm" svg:y1="1.216cm" svg:x2="19.708cm" svg:y2="15.44cm">
          <text:p/>
        </draw:line>
        <draw:frame draw:style-name="gr40" draw:text-style-name="P16" draw:layer="layout" svg:width="3.558cm" svg:height="1.195cm" svg:x="14.478cm" svg:y="0cm">
          <draw:text-box>
            <text:p><text:span text:style-name="T16">R</text:span><text:span text:style-name="T16">O</text:span><text:span text:style-name="T16">B</text:span><text:span text:style-name="T16">O</text:span><text:span text:style-name="T16">T</text:span></text:p>
          </draw:text-box>
        </draw:frame>
        <draw:frame draw:style-name="gr40" draw:text-style-name="P18" draw:layer="layout" svg:width="2.263cm" svg:height="0.962cm" svg:x="14.986cm" svg:y="1.378cm">
          <draw:text-box>
            <text:p text:style-name="P17"><text:span text:style-name="T17">i</text:span><text:span text:style-name="T17">d</text:span><text:span text:style-name="T17">l</text:span><text:span text:style-name="T17">e </text:span><text:span text:style-name="T17">(</text:span><text:span text:style-name="T17">I</text:span><text:span text:style-name="T17">)</text:span></text:p>
          </draw:text-box>
        </draw:frame>
        <draw:frame draw:style-name="gr40" draw:text-style-name="P18" draw:layer="layout" svg:width="3.884cm" svg:height="0.962cm" svg:x="20.487cm" svg:y="1.378cm">
          <draw:text-box>
            <text:p text:style-name="P17"><text:span text:style-name="T17">w</text:span><text:span text:style-name="T17">o</text:span><text:span text:style-name="T17">r</text:span><text:span text:style-name="T17">k</text:span><text:span text:style-name="T17">i</text:span><text:span text:style-name="T17">n</text:span><text:span text:style-name="T17">g </text:span><text:span text:style-name="T17">(</text:span><text:span text:style-name="T17">W</text:span><text:span text:style-name="T17">)</text:span></text:p>
          </draw:text-box>
        </draw:frame>
        <draw:frame draw:style-name="gr40" draw:text-style-name="P20" draw:layer="layout" svg:width="5.756cm" svg:height="1.673cm" svg:x="6.488cm" svg:y="0.978cm">
          <draw:text-box>
            <text:p text:style-name="P19"><text:span text:style-name="T17">w</text:span><text:span text:style-name="T17">o</text:span><text:span text:style-name="T17">r</text:span><text:span text:style-name="T17">k</text:span><text:span text:style-name="T17">i</text:span><text:span text:style-name="T17">n</text:span><text:span text:style-name="T17">g </text:span><text:span text:style-name="T17">w</text:span><text:span text:style-name="T17">it</text:span><text:span text:style-name="T17">h</text:span></text:p>
            <text:p text:style-name="P19"><text:span text:style-name="T17">s</text:span><text:span text:style-name="T17">a</text:span><text:span text:style-name="T17">f</text:span><text:span text:style-name="T17">e</text:span><text:span text:style-name="T17">t</text:span><text:span text:style-name="T17">y </text:span><text:span text:style-name="T17">o</text:span><text:span text:style-name="T17">v</text:span><text:span text:style-name="T17">e</text:span><text:span text:style-name="T17">r</text:span><text:span text:style-name="T17">ri</text:span><text:span text:style-name="T17">d</text:span><text:span text:style-name="T17">e </text:span><text:span text:style-name="T17">(</text:span><text:span text:style-name="T17">O</text:span><text:span text:style-name="T17">)</text:span></text:p>
          </draw:text-box>
        </draw:frame>
        <draw:frame draw:style-name="gr40" draw:text-style-name="P16" draw:layer="layout" svg:width="3.465cm" svg:height="2.139cm" svg:x="0.345cm" svg:y="8.128cm">
          <draw:text-box>
            <text:p><text:span text:style-name="T16">W</text:span><text:span text:style-name="T16">O</text:span><text:span text:style-name="T16">R</text:span><text:span text:style-name="T16">K</text:span><text:span text:style-name="T16">-</text:span></text:p>
            <text:p><text:span text:style-name="T16">P</text:span><text:span text:style-name="T16">I</text:span><text:span text:style-name="T16">E</text:span><text:span text:style-name="T16">C</text:span><text:span text:style-name="T16">E</text:span></text:p>
          </draw:text-box>
        </draw:frame>
        <draw:frame draw:style-name="gr40" draw:text-style-name="P20" draw:layer="layout" svg:width="3.639cm" svg:height="1.673cm" svg:x="3.81cm" svg:y="4.677cm">
          <draw:text-box>
            <text:p text:style-name="P19"><text:span text:style-name="T17">A</text:span><text:span text:style-name="T17">t </text:span><text:span text:style-name="T17">p</text:span><text:span text:style-name="T17">a</text:span><text:span text:style-name="T17">r</text:span><text:span text:style-name="T17">t</text:span><text:span text:style-name="T17">s </text:span></text:p>
            <text:p text:style-name="P19"><text:span text:style-name="T17">s</text:span><text:span text:style-name="T17">t</text:span><text:span text:style-name="T17">o</text:span><text:span text:style-name="T17">r</text:span><text:span text:style-name="T17">a</text:span><text:span text:style-name="T17">g</text:span><text:span text:style-name="T17">e </text:span><text:span text:style-name="T17">(</text:span><text:span text:style-name="T17">S</text:span><text:span text:style-name="T17">)</text:span></text:p>
          </draw:text-box>
        </draw:frame>
        <draw:frame draw:style-name="gr40" draw:text-style-name="P20" draw:layer="layout" svg:width="3.584cm" svg:height="1.673cm" svg:x="3.811cm" svg:y="8.378cm">
          <draw:text-box>
            <text:p text:style-name="P19"><text:span text:style-name="T17">I</text:span><text:span text:style-name="T17">n </text:span><text:span text:style-name="T17">w</text:span><text:span text:style-name="T17">o</text:span><text:span text:style-name="T17">r</text:span><text:span text:style-name="T17">k</text:span><text:span text:style-name="T17">e</text:span><text:span text:style-name="T17">r’</text:span><text:span text:style-name="T17">s</text:span></text:p>
            <text:p text:style-name="P19"><text:span text:style-name="T17">h</text:span><text:span text:style-name="T17">a</text:span><text:span text:style-name="T17">n</text:span><text:span text:style-name="T17">d</text:span><text:span text:style-name="T17">s </text:span><text:span text:style-name="T17">(</text:span><text:span text:style-name="T17">H</text:span><text:span text:style-name="T17">)</text:span></text:p>
          </draw:text-box>
        </draw:frame>
        <draw:frame draw:style-name="gr40" draw:text-style-name="P20" draw:layer="layout" svg:width="3.427cm" svg:height="1.673cm" svg:x="3.811cm" svg:y="11.779cm">
          <draw:text-box>
            <text:p text:style-name="P19"><text:span text:style-name="T17">A</text:span><text:span text:style-name="T17">t </text:span><text:span text:style-name="T17">r</text:span><text:span text:style-name="T17">o</text:span><text:span text:style-name="T17">b</text:span><text:span text:style-name="T17">o</text:span><text:span text:style-name="T17">t </text:span></text:p>
            <text:p text:style-name="P19"><text:span text:style-name="T17">s</text:span><text:span text:style-name="T17">t</text:span><text:span text:style-name="T17">a</text:span><text:span text:style-name="T17">ti</text:span><text:span text:style-name="T17">o</text:span><text:span text:style-name="T17">n </text:span><text:span text:style-name="T17">(</text:span><text:span text:style-name="T17">R</text:span><text:span text:style-name="T17">)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6:19:39.891684444</meta:creation-date>
    <dc:date>2022-02-18T15:27:51.740533833</dc:date>
    <meta:editing-duration>PT1H45M18S</meta:editing-duration>
    <meta:editing-cycles>12</meta:editing-cycles>
    <meta:generator>LibreOffice/6.0.7.3$Linux_X86_64 LibreOffice_project/00m0$Build-3</meta:generator>
    <meta:document-statistic meta:object-count="271"/>
  </office:meta>
</office:document-meta>
</file>